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okmark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Default"/>
        <table:table-row table:style-name="ro1"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<text:s/>Name <text:s text:c="20"/></text:p>
          </table:table-cell>
          <table:table-cell table:style-name="ce4" office:value-type="string" calcext:value-type="string">
            <text:p><text:s text:c="2"/>bandwidth</text:p>
          </table:table-cell>
          <table:table-cell table:style-name="ce4" office:value-type="string" calcext:value-type="string">
            <text:p>frequency </text:p>
          </table:table-cell>
          <table:table-cell table:style-name="ce4" office:value-type="string" calcext:value-type="string">
            <text:p>mode</text:p>
          </table:table-cell>
          <table:table-cell table:number-columns-repeated="2"/>
        </table:table-row>
        <table:table-row table:style-name="ro1">
          <table:table-cell table:style-name="ce2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<text:s/>ADSB</text:p>
          </table:table-cell>
          <table:table-cell table:style-name="ce2" office:value-type="string" calcext:value-type="string">
            <text:p><text:s/>ADS-B 978.0 MHz <text:s text:c="9"/></text:p>
          </table:table-cell>
          <table:table-cell table:style-name="ce2" office:value-type="float" office:value="1300000" calcext:value-type="float">
            <text:p>1300000</text:p>
          </table:table-cell>
          <table:table-cell table:style-name="ce2" office:value-type="float" office:value="978000000" calcext:value-type="float">
            <text:p>978000000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8"/>
        </table:table-row>
        <table:table-row table:style-name="ro1">
          <table:table-cell table:style-name="ce2" office:value-type="string" calcext:value-type="string">
            <text:p><text:s/>ADSB</text:p>
          </table:table-cell>
          <table:table-cell table:style-name="ce2" office:value-type="string" calcext:value-type="string">
            <text:p><text:s/>ADS-B 1090.0 MHz <text:s text:c="8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0000000" calcext:value-type="float">
            <text:p>109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BC MW</text:p>
          </table:table-cell>
          <table:table-cell table:style-name="ce2" office:value-type="string" calcext:value-type="string">
            <text:p><text:s/>Kuwait <text:s text:c="18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540000" calcext:value-type="float">
            <text:p>54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BC MW</text:p>
          </table:table-cell>
          <table:table-cell table:style-name="ce2" office:value-type="string" calcext:value-type="string">
            <text:p><text:s/>UAQ Quran <text:s text:c="15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846000" calcext:value-type="float">
            <text:p>846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BC MW</text:p>
          </table:table-cell>
          <table:table-cell table:style-name="ce2" office:value-type="string" calcext:value-type="string">
            <text:p><text:s/>RAK Voice of Kerela <text:s text:c="5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152000" calcext:value-type="float">
            <text:p>1152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BC MW</text:p>
          </table:table-cell>
          <table:table-cell table:style-name="ce2" office:value-type="string" calcext:value-type="string">
            <text:p><text:s/>SA <text:s text:c="22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40000" calcext:value-type="float">
            <text:p>144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BC MW</text:p>
          </table:table-cell>
          <table:table-cell table:style-name="ce2" office:value-type="string" calcext:value-type="string">
            <text:p><text:s/>RAK Radio Asia <text:s text:c="10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76000" calcext:value-type="float">
            <text:p>1476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CW</text:p>
          </table:table-cell>
          <table:table-cell table:style-name="ce2" office:value-type="string" calcext:value-type="string">
            <text:p><text:s/>4XZ <text:s text:c="21"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680000" calcext:value-type="float">
            <text:p>2680000</text:p>
          </table:table-cell>
          <table:table-cell table:style-name="ce2" office:value-type="string" calcext:value-type="string">
            <text:p><text:s/>CW-L <text:s text:c="15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CW</text:p>
          </table:table-cell>
          <table:table-cell table:style-name="ce2" office:value-type="string" calcext:value-type="string">
            <text:p><text:s/>4XZ <text:s text:c="21"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331000" calcext:value-type="float">
            <text:p>4331000</text:p>
          </table:table-cell>
          <table:table-cell table:style-name="ce2" office:value-type="string" calcext:value-type="string">
            <text:p><text:s/>CW-L <text:s text:c="15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CW</text:p>
          </table:table-cell>
          <table:table-cell table:style-name="ce2" office:value-type="string" calcext:value-type="string">
            <text:p><text:s/>4XZ <text:s text:c="21"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607000" calcext:value-type="float">
            <text:p>6607000</text:p>
          </table:table-cell>
          <table:table-cell table:style-name="ce2" office:value-type="string" calcext:value-type="string">
            <text:p><text:s/>CW-L <text:s text:c="15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10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8120000" calcext:value-type="float">
            <text:p>2812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12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920000" calcext:value-type="float">
            <text:p>2492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15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1080000" calcext:value-type="float">
            <text:p>2108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160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838000" calcext:value-type="float">
            <text:p>1838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17m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8068000" calcext:value-type="float">
            <text:p>18068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17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8100000" calcext:value-type="float">
            <text:p>181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0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4070000" calcext:value-type="float">
            <text:p>1407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0m</text:p>
          </table:table-cell>
          <table:table-cell table:style-name="ce2" office:value-type="string" calcext:value-type="string">
            <text:p><text:s/>SSTV <text:s text:c="20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230000" calcext:value-type="float">
            <text:p>1423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m</text:p>
          </table:table-cell>
          <table:table-cell table:style-name="ce2" office:value-type="string" calcext:value-type="string">
            <text:p><text:s/>APRS <text:s text:c="20"/>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144800000" calcext:value-type="float">
            <text:p>144800000</text:p>
          </table:table-cell>
          <table:table-cell table:style-name="ce2" office:value-type="string" calcext:value-type="string">
            <text:p><text:s/>LSB <text:s text:c="16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m</text:p>
          </table:table-cell>
          <table:table-cell table:style-name="ce2" office:value-type="string" calcext:value-type="string">
            <text:p><text:s/>FUJ <text:s text:c="21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5550000" calcext:value-type="float">
            <text:p>145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m</text:p>
          </table:table-cell>
          <table:table-cell table:style-name="ce2" office:value-type="string" calcext:value-type="string">
            <text:p><text:s/>RAK <text:s text:c="21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5675000" calcext:value-type="float">
            <text:p>145675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m</text:p>
          </table:table-cell>
          <table:table-cell table:style-name="ce2" office:value-type="string" calcext:value-type="string">
            <text:p><text:s/>SHJ_DMR <text:s text:c="17"/>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145687500" calcext:value-type="float">
            <text:p>145687500</text:p>
          </table:table-cell>
          <table:table-cell table:style-name="ce2" office:value-type="string" calcext:value-type="string">
            <text:p><text:s/>LSB <text:s text:c="16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m</text:p>
          </table:table-cell>
          <table:table-cell table:style-name="ce2" office:value-type="string" calcext:value-type="string">
            <text:p><text:s/>AUH <text:s text:c="21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5725000" calcext:value-type="float">
            <text:p>145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m</text:p>
          </table:table-cell>
          <table:table-cell table:style-name="ce2" office:value-type="string" calcext:value-type="string">
            <text:p><text:s/>SHJ <text:s text:c="21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5750000" calcext:value-type="float">
            <text:p>14575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m</text:p>
          </table:table-cell>
          <table:table-cell table:style-name="ce2" office:value-type="string" calcext:value-type="string">
            <text:p><text:s/>SHJ_D*YSF <text:s text:c="15"/>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145787500" calcext:value-type="float">
            <text:p>145787500</text:p>
          </table:table-cell>
          <table:table-cell table:style-name="ce2" office:value-type="string" calcext:value-type="string">
            <text:p><text:s/>LSB <text:s text:c="16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30m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100000" calcext:value-type="float">
            <text:p>101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30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140000" calcext:value-type="float">
            <text:p>1014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40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7070000" calcext:value-type="float">
            <text:p>7070000</text:p>
          </table:table-cell>
          <table:table-cell table:style-name="ce2" office:value-type="string" calcext:value-type="string">
            <text:p><text:s/>USB <text:s text:c="16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6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50290000" calcext:value-type="float">
            <text:p>5029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000000" calcext:value-type="float">
            <text:p>42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025000" calcext:value-type="float">
            <text:p>420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050000" calcext:value-type="float">
            <text:p>420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075000" calcext:value-type="float">
            <text:p>420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100000" calcext:value-type="float">
            <text:p>420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125000" calcext:value-type="float">
            <text:p>420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150000" calcext:value-type="float">
            <text:p>420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175000" calcext:value-type="float">
            <text:p>420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200000" calcext:value-type="float">
            <text:p>420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225000" calcext:value-type="float">
            <text:p>420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250000" calcext:value-type="float">
            <text:p>420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275000" calcext:value-type="float">
            <text:p>420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300000" calcext:value-type="float">
            <text:p>420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325000" calcext:value-type="float">
            <text:p>420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350000" calcext:value-type="float">
            <text:p>420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375000" calcext:value-type="float">
            <text:p>420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400000" calcext:value-type="float">
            <text:p>420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425000" calcext:value-type="float">
            <text:p>420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450000" calcext:value-type="float">
            <text:p>420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475000" calcext:value-type="float">
            <text:p>420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500000" calcext:value-type="float">
            <text:p>420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525000" calcext:value-type="float">
            <text:p>420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550000" calcext:value-type="float">
            <text:p>420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575000" calcext:value-type="float">
            <text:p>420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600000" calcext:value-type="float">
            <text:p>420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625000" calcext:value-type="float">
            <text:p>420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650000" calcext:value-type="float">
            <text:p>420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675000" calcext:value-type="float">
            <text:p>420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700000" calcext:value-type="float">
            <text:p>420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725000" calcext:value-type="float">
            <text:p>420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750000" calcext:value-type="float">
            <text:p>420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775000" calcext:value-type="float">
            <text:p>420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800000" calcext:value-type="float">
            <text:p>420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825000" calcext:value-type="float">
            <text:p>420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850000" calcext:value-type="float">
            <text:p>420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875000" calcext:value-type="float">
            <text:p>420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900000" calcext:value-type="float">
            <text:p>420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925000" calcext:value-type="float">
            <text:p>420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950000" calcext:value-type="float">
            <text:p>420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0975000" calcext:value-type="float">
            <text:p>420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000000" calcext:value-type="float">
            <text:p>421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025000" calcext:value-type="float">
            <text:p>421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050000" calcext:value-type="float">
            <text:p>421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075000" calcext:value-type="float">
            <text:p>421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100000" calcext:value-type="float">
            <text:p>421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125000" calcext:value-type="float">
            <text:p>421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150000" calcext:value-type="float">
            <text:p>421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175000" calcext:value-type="float">
            <text:p>421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200000" calcext:value-type="float">
            <text:p>421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225000" calcext:value-type="float">
            <text:p>421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250000" calcext:value-type="float">
            <text:p>421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275000" calcext:value-type="float">
            <text:p>421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300000" calcext:value-type="float">
            <text:p>421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325000" calcext:value-type="float">
            <text:p>421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350000" calcext:value-type="float">
            <text:p>421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375000" calcext:value-type="float">
            <text:p>421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400000" calcext:value-type="float">
            <text:p>421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425000" calcext:value-type="float">
            <text:p>421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450000" calcext:value-type="float">
            <text:p>421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475000" calcext:value-type="float">
            <text:p>421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500000" calcext:value-type="float">
            <text:p>421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525000" calcext:value-type="float">
            <text:p>421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550000" calcext:value-type="float">
            <text:p>421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575000" calcext:value-type="float">
            <text:p>421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600000" calcext:value-type="float">
            <text:p>421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625000" calcext:value-type="float">
            <text:p>421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650000" calcext:value-type="float">
            <text:p>421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675000" calcext:value-type="float">
            <text:p>421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700000" calcext:value-type="float">
            <text:p>421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725000" calcext:value-type="float">
            <text:p>421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750000" calcext:value-type="float">
            <text:p>421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775000" calcext:value-type="float">
            <text:p>421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800000" calcext:value-type="float">
            <text:p>421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825000" calcext:value-type="float">
            <text:p>421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850000" calcext:value-type="float">
            <text:p>421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875000" calcext:value-type="float">
            <text:p>421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900000" calcext:value-type="float">
            <text:p>421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925000" calcext:value-type="float">
            <text:p>421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950000" calcext:value-type="float">
            <text:p>421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1975000" calcext:value-type="float">
            <text:p>421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000000" calcext:value-type="float">
            <text:p>422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025000" calcext:value-type="float">
            <text:p>422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050000" calcext:value-type="float">
            <text:p>422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075000" calcext:value-type="float">
            <text:p>422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100000" calcext:value-type="float">
            <text:p>422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125000" calcext:value-type="float">
            <text:p>422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150000" calcext:value-type="float">
            <text:p>422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175000" calcext:value-type="float">
            <text:p>422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200000" calcext:value-type="float">
            <text:p>422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225000" calcext:value-type="float">
            <text:p>422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250000" calcext:value-type="float">
            <text:p>422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275000" calcext:value-type="float">
            <text:p>422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300000" calcext:value-type="float">
            <text:p>422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325000" calcext:value-type="float">
            <text:p>422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350000" calcext:value-type="float">
            <text:p>422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375000" calcext:value-type="float">
            <text:p>422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400000" calcext:value-type="float">
            <text:p>422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425000" calcext:value-type="float">
            <text:p>422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450000" calcext:value-type="float">
            <text:p>422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475000" calcext:value-type="float">
            <text:p>422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500000" calcext:value-type="float">
            <text:p>422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525000" calcext:value-type="float">
            <text:p>422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550000" calcext:value-type="float">
            <text:p>422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575000" calcext:value-type="float">
            <text:p>422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600000" calcext:value-type="float">
            <text:p>422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625000" calcext:value-type="float">
            <text:p>422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650000" calcext:value-type="float">
            <text:p>422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675000" calcext:value-type="float">
            <text:p>422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700000" calcext:value-type="float">
            <text:p>422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725000" calcext:value-type="float">
            <text:p>422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750000" calcext:value-type="float">
            <text:p>422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775000" calcext:value-type="float">
            <text:p>422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800000" calcext:value-type="float">
            <text:p>422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825000" calcext:value-type="float">
            <text:p>422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850000" calcext:value-type="float">
            <text:p>422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875000" calcext:value-type="float">
            <text:p>422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900000" calcext:value-type="float">
            <text:p>422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925000" calcext:value-type="float">
            <text:p>422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950000" calcext:value-type="float">
            <text:p>422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2975000" calcext:value-type="float">
            <text:p>422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000000" calcext:value-type="float">
            <text:p>423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025000" calcext:value-type="float">
            <text:p>423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050000" calcext:value-type="float">
            <text:p>423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075000" calcext:value-type="float">
            <text:p>423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100000" calcext:value-type="float">
            <text:p>423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125000" calcext:value-type="float">
            <text:p>423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150000" calcext:value-type="float">
            <text:p>423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175000" calcext:value-type="float">
            <text:p>423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200000" calcext:value-type="float">
            <text:p>423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225000" calcext:value-type="float">
            <text:p>423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250000" calcext:value-type="float">
            <text:p>423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275000" calcext:value-type="float">
            <text:p>423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300000" calcext:value-type="float">
            <text:p>423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325000" calcext:value-type="float">
            <text:p>423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350000" calcext:value-type="float">
            <text:p>423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375000" calcext:value-type="float">
            <text:p>423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400000" calcext:value-type="float">
            <text:p>423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425000" calcext:value-type="float">
            <text:p>423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450000" calcext:value-type="float">
            <text:p>423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475000" calcext:value-type="float">
            <text:p>423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500000" calcext:value-type="float">
            <text:p>423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525000" calcext:value-type="float">
            <text:p>423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550000" calcext:value-type="float">
            <text:p>423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575000" calcext:value-type="float">
            <text:p>423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600000" calcext:value-type="float">
            <text:p>423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625000" calcext:value-type="float">
            <text:p>423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650000" calcext:value-type="float">
            <text:p>423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675000" calcext:value-type="float">
            <text:p>423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700000" calcext:value-type="float">
            <text:p>423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725000" calcext:value-type="float">
            <text:p>423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750000" calcext:value-type="float">
            <text:p>423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775000" calcext:value-type="float">
            <text:p>423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800000" calcext:value-type="float">
            <text:p>423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825000" calcext:value-type="float">
            <text:p>423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850000" calcext:value-type="float">
            <text:p>423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875000" calcext:value-type="float">
            <text:p>423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900000" calcext:value-type="float">
            <text:p>423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925000" calcext:value-type="float">
            <text:p>423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950000" calcext:value-type="float">
            <text:p>423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3975000" calcext:value-type="float">
            <text:p>423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000000" calcext:value-type="float">
            <text:p>424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025000" calcext:value-type="float">
            <text:p>424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050000" calcext:value-type="float">
            <text:p>424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075000" calcext:value-type="float">
            <text:p>424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100000" calcext:value-type="float">
            <text:p>424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125000" calcext:value-type="float">
            <text:p>424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150000" calcext:value-type="float">
            <text:p>424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175000" calcext:value-type="float">
            <text:p>424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200000" calcext:value-type="float">
            <text:p>424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225000" calcext:value-type="float">
            <text:p>424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250000" calcext:value-type="float">
            <text:p>424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275000" calcext:value-type="float">
            <text:p>424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300000" calcext:value-type="float">
            <text:p>424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325000" calcext:value-type="float">
            <text:p>424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350000" calcext:value-type="float">
            <text:p>424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375000" calcext:value-type="float">
            <text:p>424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400000" calcext:value-type="float">
            <text:p>424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425000" calcext:value-type="float">
            <text:p>424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450000" calcext:value-type="float">
            <text:p>424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475000" calcext:value-type="float">
            <text:p>424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500000" calcext:value-type="float">
            <text:p>424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525000" calcext:value-type="float">
            <text:p>424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550000" calcext:value-type="float">
            <text:p>424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575000" calcext:value-type="float">
            <text:p>424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600000" calcext:value-type="float">
            <text:p>424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625000" calcext:value-type="float">
            <text:p>424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650000" calcext:value-type="float">
            <text:p>424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675000" calcext:value-type="float">
            <text:p>424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700000" calcext:value-type="float">
            <text:p>424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725000" calcext:value-type="float">
            <text:p>424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750000" calcext:value-type="float">
            <text:p>424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775000" calcext:value-type="float">
            <text:p>424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800000" calcext:value-type="float">
            <text:p>424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825000" calcext:value-type="float">
            <text:p>424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850000" calcext:value-type="float">
            <text:p>424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875000" calcext:value-type="float">
            <text:p>424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900000" calcext:value-type="float">
            <text:p>424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925000" calcext:value-type="float">
            <text:p>424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950000" calcext:value-type="float">
            <text:p>424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4975000" calcext:value-type="float">
            <text:p>424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000000" calcext:value-type="float">
            <text:p>425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025000" calcext:value-type="float">
            <text:p>425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050000" calcext:value-type="float">
            <text:p>425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075000" calcext:value-type="float">
            <text:p>425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100000" calcext:value-type="float">
            <text:p>425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125000" calcext:value-type="float">
            <text:p>425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150000" calcext:value-type="float">
            <text:p>425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175000" calcext:value-type="float">
            <text:p>425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200000" calcext:value-type="float">
            <text:p>425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225000" calcext:value-type="float">
            <text:p>425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250000" calcext:value-type="float">
            <text:p>425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275000" calcext:value-type="float">
            <text:p>425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300000" calcext:value-type="float">
            <text:p>425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325000" calcext:value-type="float">
            <text:p>425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350000" calcext:value-type="float">
            <text:p>425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375000" calcext:value-type="float">
            <text:p>425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400000" calcext:value-type="float">
            <text:p>425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425000" calcext:value-type="float">
            <text:p>425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450000" calcext:value-type="float">
            <text:p>425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475000" calcext:value-type="float">
            <text:p>425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500000" calcext:value-type="float">
            <text:p>425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525000" calcext:value-type="float">
            <text:p>425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550000" calcext:value-type="float">
            <text:p>425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575000" calcext:value-type="float">
            <text:p>425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600000" calcext:value-type="float">
            <text:p>425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625000" calcext:value-type="float">
            <text:p>425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650000" calcext:value-type="float">
            <text:p>425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675000" calcext:value-type="float">
            <text:p>425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700000" calcext:value-type="float">
            <text:p>425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725000" calcext:value-type="float">
            <text:p>425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750000" calcext:value-type="float">
            <text:p>425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775000" calcext:value-type="float">
            <text:p>425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800000" calcext:value-type="float">
            <text:p>425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825000" calcext:value-type="float">
            <text:p>425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850000" calcext:value-type="float">
            <text:p>425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875000" calcext:value-type="float">
            <text:p>425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900000" calcext:value-type="float">
            <text:p>425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925000" calcext:value-type="float">
            <text:p>425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950000" calcext:value-type="float">
            <text:p>425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5975000" calcext:value-type="float">
            <text:p>425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000000" calcext:value-type="float">
            <text:p>426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025000" calcext:value-type="float">
            <text:p>426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050000" calcext:value-type="float">
            <text:p>426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075000" calcext:value-type="float">
            <text:p>426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100000" calcext:value-type="float">
            <text:p>426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125000" calcext:value-type="float">
            <text:p>426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150000" calcext:value-type="float">
            <text:p>426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175000" calcext:value-type="float">
            <text:p>426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200000" calcext:value-type="float">
            <text:p>426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225000" calcext:value-type="float">
            <text:p>426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250000" calcext:value-type="float">
            <text:p>426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275000" calcext:value-type="float">
            <text:p>426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300000" calcext:value-type="float">
            <text:p>426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325000" calcext:value-type="float">
            <text:p>426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350000" calcext:value-type="float">
            <text:p>426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375000" calcext:value-type="float">
            <text:p>426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400000" calcext:value-type="float">
            <text:p>426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425000" calcext:value-type="float">
            <text:p>426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450000" calcext:value-type="float">
            <text:p>426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475000" calcext:value-type="float">
            <text:p>426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500000" calcext:value-type="float">
            <text:p>426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525000" calcext:value-type="float">
            <text:p>426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550000" calcext:value-type="float">
            <text:p>426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575000" calcext:value-type="float">
            <text:p>426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600000" calcext:value-type="float">
            <text:p>426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625000" calcext:value-type="float">
            <text:p>426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650000" calcext:value-type="float">
            <text:p>426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675000" calcext:value-type="float">
            <text:p>426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700000" calcext:value-type="float">
            <text:p>426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725000" calcext:value-type="float">
            <text:p>426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750000" calcext:value-type="float">
            <text:p>426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775000" calcext:value-type="float">
            <text:p>426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800000" calcext:value-type="float">
            <text:p>426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825000" calcext:value-type="float">
            <text:p>426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850000" calcext:value-type="float">
            <text:p>426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875000" calcext:value-type="float">
            <text:p>426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900000" calcext:value-type="float">
            <text:p>426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925000" calcext:value-type="float">
            <text:p>426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950000" calcext:value-type="float">
            <text:p>426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6975000" calcext:value-type="float">
            <text:p>426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000000" calcext:value-type="float">
            <text:p>427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025000" calcext:value-type="float">
            <text:p>427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050000" calcext:value-type="float">
            <text:p>427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075000" calcext:value-type="float">
            <text:p>427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100000" calcext:value-type="float">
            <text:p>427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125000" calcext:value-type="float">
            <text:p>427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150000" calcext:value-type="float">
            <text:p>427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175000" calcext:value-type="float">
            <text:p>427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200000" calcext:value-type="float">
            <text:p>427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225000" calcext:value-type="float">
            <text:p>427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250000" calcext:value-type="float">
            <text:p>427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275000" calcext:value-type="float">
            <text:p>427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300000" calcext:value-type="float">
            <text:p>427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325000" calcext:value-type="float">
            <text:p>427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350000" calcext:value-type="float">
            <text:p>427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375000" calcext:value-type="float">
            <text:p>427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400000" calcext:value-type="float">
            <text:p>427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425000" calcext:value-type="float">
            <text:p>427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450000" calcext:value-type="float">
            <text:p>427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475000" calcext:value-type="float">
            <text:p>427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500000" calcext:value-type="float">
            <text:p>427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525000" calcext:value-type="float">
            <text:p>427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550000" calcext:value-type="float">
            <text:p>427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575000" calcext:value-type="float">
            <text:p>427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600000" calcext:value-type="float">
            <text:p>427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625000" calcext:value-type="float">
            <text:p>427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650000" calcext:value-type="float">
            <text:p>427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675000" calcext:value-type="float">
            <text:p>427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700000" calcext:value-type="float">
            <text:p>427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725000" calcext:value-type="float">
            <text:p>427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750000" calcext:value-type="float">
            <text:p>427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775000" calcext:value-type="float">
            <text:p>427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800000" calcext:value-type="float">
            <text:p>427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825000" calcext:value-type="float">
            <text:p>427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850000" calcext:value-type="float">
            <text:p>427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875000" calcext:value-type="float">
            <text:p>427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900000" calcext:value-type="float">
            <text:p>427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925000" calcext:value-type="float">
            <text:p>427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950000" calcext:value-type="float">
            <text:p>427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7975000" calcext:value-type="float">
            <text:p>427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000000" calcext:value-type="float">
            <text:p>428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025000" calcext:value-type="float">
            <text:p>428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050000" calcext:value-type="float">
            <text:p>428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075000" calcext:value-type="float">
            <text:p>428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100000" calcext:value-type="float">
            <text:p>428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125000" calcext:value-type="float">
            <text:p>428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150000" calcext:value-type="float">
            <text:p>428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175000" calcext:value-type="float">
            <text:p>428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200000" calcext:value-type="float">
            <text:p>428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225000" calcext:value-type="float">
            <text:p>428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250000" calcext:value-type="float">
            <text:p>428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275000" calcext:value-type="float">
            <text:p>428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300000" calcext:value-type="float">
            <text:p>428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325000" calcext:value-type="float">
            <text:p>428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350000" calcext:value-type="float">
            <text:p>428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375000" calcext:value-type="float">
            <text:p>428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400000" calcext:value-type="float">
            <text:p>428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425000" calcext:value-type="float">
            <text:p>428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450000" calcext:value-type="float">
            <text:p>428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475000" calcext:value-type="float">
            <text:p>428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500000" calcext:value-type="float">
            <text:p>428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525000" calcext:value-type="float">
            <text:p>428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550000" calcext:value-type="float">
            <text:p>428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575000" calcext:value-type="float">
            <text:p>428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600000" calcext:value-type="float">
            <text:p>428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625000" calcext:value-type="float">
            <text:p>428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650000" calcext:value-type="float">
            <text:p>428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675000" calcext:value-type="float">
            <text:p>428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700000" calcext:value-type="float">
            <text:p>428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725000" calcext:value-type="float">
            <text:p>428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750000" calcext:value-type="float">
            <text:p>428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775000" calcext:value-type="float">
            <text:p>428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800000" calcext:value-type="float">
            <text:p>428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825000" calcext:value-type="float">
            <text:p>428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850000" calcext:value-type="float">
            <text:p>428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875000" calcext:value-type="float">
            <text:p>428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900000" calcext:value-type="float">
            <text:p>428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925000" calcext:value-type="float">
            <text:p>428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950000" calcext:value-type="float">
            <text:p>428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8975000" calcext:value-type="float">
            <text:p>428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000000" calcext:value-type="float">
            <text:p>429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025000" calcext:value-type="float">
            <text:p>429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050000" calcext:value-type="float">
            <text:p>429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075000" calcext:value-type="float">
            <text:p>429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100000" calcext:value-type="float">
            <text:p>429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125000" calcext:value-type="float">
            <text:p>429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150000" calcext:value-type="float">
            <text:p>429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175000" calcext:value-type="float">
            <text:p>429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200000" calcext:value-type="float">
            <text:p>429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225000" calcext:value-type="float">
            <text:p>429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250000" calcext:value-type="float">
            <text:p>429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275000" calcext:value-type="float">
            <text:p>429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300000" calcext:value-type="float">
            <text:p>429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325000" calcext:value-type="float">
            <text:p>429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350000" calcext:value-type="float">
            <text:p>429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375000" calcext:value-type="float">
            <text:p>429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400000" calcext:value-type="float">
            <text:p>429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425000" calcext:value-type="float">
            <text:p>429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450000" calcext:value-type="float">
            <text:p>429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475000" calcext:value-type="float">
            <text:p>429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500000" calcext:value-type="float">
            <text:p>429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525000" calcext:value-type="float">
            <text:p>429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550000" calcext:value-type="float">
            <text:p>429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575000" calcext:value-type="float">
            <text:p>429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600000" calcext:value-type="float">
            <text:p>429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625000" calcext:value-type="float">
            <text:p>429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650000" calcext:value-type="float">
            <text:p>429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675000" calcext:value-type="float">
            <text:p>429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700000" calcext:value-type="float">
            <text:p>429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725000" calcext:value-type="float">
            <text:p>429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750000" calcext:value-type="float">
            <text:p>429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775000" calcext:value-type="float">
            <text:p>429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800000" calcext:value-type="float">
            <text:p>429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825000" calcext:value-type="float">
            <text:p>429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850000" calcext:value-type="float">
            <text:p>429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875000" calcext:value-type="float">
            <text:p>429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900000" calcext:value-type="float">
            <text:p>429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925000" calcext:value-type="float">
            <text:p>429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950000" calcext:value-type="float">
            <text:p>429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29975000" calcext:value-type="float">
            <text:p>429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000000" calcext:value-type="float">
            <text:p>43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025000" calcext:value-type="float">
            <text:p>430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050000" calcext:value-type="float">
            <text:p>430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075000" calcext:value-type="float">
            <text:p>430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100000" calcext:value-type="float">
            <text:p>430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125000" calcext:value-type="float">
            <text:p>430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150000" calcext:value-type="float">
            <text:p>430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175000" calcext:value-type="float">
            <text:p>430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200000" calcext:value-type="float">
            <text:p>430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225000" calcext:value-type="float">
            <text:p>430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250000" calcext:value-type="float">
            <text:p>430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275000" calcext:value-type="float">
            <text:p>430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300000" calcext:value-type="float">
            <text:p>430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325000" calcext:value-type="float">
            <text:p>430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350000" calcext:value-type="float">
            <text:p>430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375000" calcext:value-type="float">
            <text:p>430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400000" calcext:value-type="float">
            <text:p>430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425000" calcext:value-type="float">
            <text:p>430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450000" calcext:value-type="float">
            <text:p>430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475000" calcext:value-type="float">
            <text:p>430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500000" calcext:value-type="float">
            <text:p>430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525000" calcext:value-type="float">
            <text:p>430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550000" calcext:value-type="float">
            <text:p>430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575000" calcext:value-type="float">
            <text:p>430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600000" calcext:value-type="float">
            <text:p>430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625000" calcext:value-type="float">
            <text:p>430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650000" calcext:value-type="float">
            <text:p>430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675000" calcext:value-type="float">
            <text:p>430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700000" calcext:value-type="float">
            <text:p>430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725000" calcext:value-type="float">
            <text:p>430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750000" calcext:value-type="float">
            <text:p>430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775000" calcext:value-type="float">
            <text:p>430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800000" calcext:value-type="float">
            <text:p>430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825000" calcext:value-type="float">
            <text:p>430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850000" calcext:value-type="float">
            <text:p>430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875000" calcext:value-type="float">
            <text:p>430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900000" calcext:value-type="float">
            <text:p>430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925000" calcext:value-type="float">
            <text:p>430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950000" calcext:value-type="float">
            <text:p>430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0975000" calcext:value-type="float">
            <text:p>430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000000" calcext:value-type="float">
            <text:p>431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025000" calcext:value-type="float">
            <text:p>431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050000" calcext:value-type="float">
            <text:p>431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075000" calcext:value-type="float">
            <text:p>431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100000" calcext:value-type="float">
            <text:p>431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125000" calcext:value-type="float">
            <text:p>431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150000" calcext:value-type="float">
            <text:p>431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175000" calcext:value-type="float">
            <text:p>431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200000" calcext:value-type="float">
            <text:p>431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225000" calcext:value-type="float">
            <text:p>431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250000" calcext:value-type="float">
            <text:p>431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275000" calcext:value-type="float">
            <text:p>431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300000" calcext:value-type="float">
            <text:p>431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325000" calcext:value-type="float">
            <text:p>431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350000" calcext:value-type="float">
            <text:p>431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375000" calcext:value-type="float">
            <text:p>431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400000" calcext:value-type="float">
            <text:p>431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425000" calcext:value-type="float">
            <text:p>431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450000" calcext:value-type="float">
            <text:p>431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475000" calcext:value-type="float">
            <text:p>431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500000" calcext:value-type="float">
            <text:p>431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525000" calcext:value-type="float">
            <text:p>431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550000" calcext:value-type="float">
            <text:p>431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575000" calcext:value-type="float">
            <text:p>431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600000" calcext:value-type="float">
            <text:p>431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625000" calcext:value-type="float">
            <text:p>431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650000" calcext:value-type="float">
            <text:p>431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675000" calcext:value-type="float">
            <text:p>431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700000" calcext:value-type="float">
            <text:p>431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725000" calcext:value-type="float">
            <text:p>431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750000" calcext:value-type="float">
            <text:p>431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775000" calcext:value-type="float">
            <text:p>431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800000" calcext:value-type="float">
            <text:p>431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825000" calcext:value-type="float">
            <text:p>431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850000" calcext:value-type="float">
            <text:p>431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875000" calcext:value-type="float">
            <text:p>431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900000" calcext:value-type="float">
            <text:p>431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925000" calcext:value-type="float">
            <text:p>431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950000" calcext:value-type="float">
            <text:p>431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1975000" calcext:value-type="float">
            <text:p>431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000000" calcext:value-type="float">
            <text:p>432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025000" calcext:value-type="float">
            <text:p>432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050000" calcext:value-type="float">
            <text:p>432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075000" calcext:value-type="float">
            <text:p>432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100000" calcext:value-type="float">
            <text:p>432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125000" calcext:value-type="float">
            <text:p>432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150000" calcext:value-type="float">
            <text:p>432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175000" calcext:value-type="float">
            <text:p>432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200000" calcext:value-type="float">
            <text:p>432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225000" calcext:value-type="float">
            <text:p>432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250000" calcext:value-type="float">
            <text:p>432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275000" calcext:value-type="float">
            <text:p>432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300000" calcext:value-type="float">
            <text:p>432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325000" calcext:value-type="float">
            <text:p>432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350000" calcext:value-type="float">
            <text:p>432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375000" calcext:value-type="float">
            <text:p>432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400000" calcext:value-type="float">
            <text:p>432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425000" calcext:value-type="float">
            <text:p>432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450000" calcext:value-type="float">
            <text:p>432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475000" calcext:value-type="float">
            <text:p>432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500000" calcext:value-type="float">
            <text:p>432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525000" calcext:value-type="float">
            <text:p>432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550000" calcext:value-type="float">
            <text:p>432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575000" calcext:value-type="float">
            <text:p>432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600000" calcext:value-type="float">
            <text:p>432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625000" calcext:value-type="float">
            <text:p>432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650000" calcext:value-type="float">
            <text:p>432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675000" calcext:value-type="float">
            <text:p>432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700000" calcext:value-type="float">
            <text:p>432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725000" calcext:value-type="float">
            <text:p>432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750000" calcext:value-type="float">
            <text:p>432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775000" calcext:value-type="float">
            <text:p>432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800000" calcext:value-type="float">
            <text:p>432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825000" calcext:value-type="float">
            <text:p>432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850000" calcext:value-type="float">
            <text:p>432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875000" calcext:value-type="float">
            <text:p>432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900000" calcext:value-type="float">
            <text:p>432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925000" calcext:value-type="float">
            <text:p>432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950000" calcext:value-type="float">
            <text:p>432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2975000" calcext:value-type="float">
            <text:p>432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000000" calcext:value-type="float">
            <text:p>433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025000" calcext:value-type="float">
            <text:p>433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050000" calcext:value-type="float">
            <text:p>433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075000" calcext:value-type="float">
            <text:p>433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100000" calcext:value-type="float">
            <text:p>433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125000" calcext:value-type="float">
            <text:p>433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150000" calcext:value-type="float">
            <text:p>433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175000" calcext:value-type="float">
            <text:p>433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200000" calcext:value-type="float">
            <text:p>433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225000" calcext:value-type="float">
            <text:p>433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250000" calcext:value-type="float">
            <text:p>433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275000" calcext:value-type="float">
            <text:p>433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300000" calcext:value-type="float">
            <text:p>433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325000" calcext:value-type="float">
            <text:p>433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350000" calcext:value-type="float">
            <text:p>433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375000" calcext:value-type="float">
            <text:p>433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400000" calcext:value-type="float">
            <text:p>433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425000" calcext:value-type="float">
            <text:p>433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450000" calcext:value-type="float">
            <text:p>433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475000" calcext:value-type="float">
            <text:p>433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500000" calcext:value-type="float">
            <text:p>433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525000" calcext:value-type="float">
            <text:p>433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550000" calcext:value-type="float">
            <text:p>433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575000" calcext:value-type="float">
            <text:p>433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600000" calcext:value-type="float">
            <text:p>433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625000" calcext:value-type="float">
            <text:p>433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650000" calcext:value-type="float">
            <text:p>433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675000" calcext:value-type="float">
            <text:p>433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700000" calcext:value-type="float">
            <text:p>433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725000" calcext:value-type="float">
            <text:p>433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750000" calcext:value-type="float">
            <text:p>433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775000" calcext:value-type="float">
            <text:p>433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800000" calcext:value-type="float">
            <text:p>433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825000" calcext:value-type="float">
            <text:p>433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850000" calcext:value-type="float">
            <text:p>433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875000" calcext:value-type="float">
            <text:p>433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900000" calcext:value-type="float">
            <text:p>433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925000" calcext:value-type="float">
            <text:p>433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950000" calcext:value-type="float">
            <text:p>433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3975000" calcext:value-type="float">
            <text:p>433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000000" calcext:value-type="float">
            <text:p>434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025000" calcext:value-type="float">
            <text:p>434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050000" calcext:value-type="float">
            <text:p>434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075000" calcext:value-type="float">
            <text:p>434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100000" calcext:value-type="float">
            <text:p>434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125000" calcext:value-type="float">
            <text:p>434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150000" calcext:value-type="float">
            <text:p>434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175000" calcext:value-type="float">
            <text:p>434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200000" calcext:value-type="float">
            <text:p>434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225000" calcext:value-type="float">
            <text:p>434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250000" calcext:value-type="float">
            <text:p>434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275000" calcext:value-type="float">
            <text:p>434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300000" calcext:value-type="float">
            <text:p>434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325000" calcext:value-type="float">
            <text:p>434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350000" calcext:value-type="float">
            <text:p>434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375000" calcext:value-type="float">
            <text:p>434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400000" calcext:value-type="float">
            <text:p>434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425000" calcext:value-type="float">
            <text:p>434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450000" calcext:value-type="float">
            <text:p>434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475000" calcext:value-type="float">
            <text:p>434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500000" calcext:value-type="float">
            <text:p>434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525000" calcext:value-type="float">
            <text:p>434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550000" calcext:value-type="float">
            <text:p>434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575000" calcext:value-type="float">
            <text:p>434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600000" calcext:value-type="float">
            <text:p>434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625000" calcext:value-type="float">
            <text:p>434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650000" calcext:value-type="float">
            <text:p>434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675000" calcext:value-type="float">
            <text:p>434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700000" calcext:value-type="float">
            <text:p>434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725000" calcext:value-type="float">
            <text:p>434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750000" calcext:value-type="float">
            <text:p>434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775000" calcext:value-type="float">
            <text:p>434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800000" calcext:value-type="float">
            <text:p>434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825000" calcext:value-type="float">
            <text:p>434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850000" calcext:value-type="float">
            <text:p>434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875000" calcext:value-type="float">
            <text:p>434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900000" calcext:value-type="float">
            <text:p>434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925000" calcext:value-type="float">
            <text:p>434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950000" calcext:value-type="float">
            <text:p>434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4975000" calcext:value-type="float">
            <text:p>434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000000" calcext:value-type="float">
            <text:p>435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025000" calcext:value-type="float">
            <text:p>435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050000" calcext:value-type="float">
            <text:p>435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075000" calcext:value-type="float">
            <text:p>435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100000" calcext:value-type="float">
            <text:p>435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125000" calcext:value-type="float">
            <text:p>435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150000" calcext:value-type="float">
            <text:p>435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175000" calcext:value-type="float">
            <text:p>435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200000" calcext:value-type="float">
            <text:p>435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225000" calcext:value-type="float">
            <text:p>435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250000" calcext:value-type="float">
            <text:p>435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275000" calcext:value-type="float">
            <text:p>435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300000" calcext:value-type="float">
            <text:p>435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325000" calcext:value-type="float">
            <text:p>435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350000" calcext:value-type="float">
            <text:p>435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375000" calcext:value-type="float">
            <text:p>435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400000" calcext:value-type="float">
            <text:p>435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425000" calcext:value-type="float">
            <text:p>435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450000" calcext:value-type="float">
            <text:p>435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475000" calcext:value-type="float">
            <text:p>435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500000" calcext:value-type="float">
            <text:p>435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525000" calcext:value-type="float">
            <text:p>435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550000" calcext:value-type="float">
            <text:p>435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575000" calcext:value-type="float">
            <text:p>435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600000" calcext:value-type="float">
            <text:p>435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625000" calcext:value-type="float">
            <text:p>435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650000" calcext:value-type="float">
            <text:p>435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675000" calcext:value-type="float">
            <text:p>435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700000" calcext:value-type="float">
            <text:p>435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725000" calcext:value-type="float">
            <text:p>435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750000" calcext:value-type="float">
            <text:p>435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775000" calcext:value-type="float">
            <text:p>435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800000" calcext:value-type="float">
            <text:p>435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825000" calcext:value-type="float">
            <text:p>435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850000" calcext:value-type="float">
            <text:p>435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875000" calcext:value-type="float">
            <text:p>435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900000" calcext:value-type="float">
            <text:p>435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925000" calcext:value-type="float">
            <text:p>435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950000" calcext:value-type="float">
            <text:p>435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5975000" calcext:value-type="float">
            <text:p>435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000000" calcext:value-type="float">
            <text:p>436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025000" calcext:value-type="float">
            <text:p>436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050000" calcext:value-type="float">
            <text:p>436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075000" calcext:value-type="float">
            <text:p>436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100000" calcext:value-type="float">
            <text:p>436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125000" calcext:value-type="float">
            <text:p>436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150000" calcext:value-type="float">
            <text:p>436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175000" calcext:value-type="float">
            <text:p>436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200000" calcext:value-type="float">
            <text:p>436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225000" calcext:value-type="float">
            <text:p>436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250000" calcext:value-type="float">
            <text:p>436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275000" calcext:value-type="float">
            <text:p>436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300000" calcext:value-type="float">
            <text:p>436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325000" calcext:value-type="float">
            <text:p>436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350000" calcext:value-type="float">
            <text:p>436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375000" calcext:value-type="float">
            <text:p>436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400000" calcext:value-type="float">
            <text:p>436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425000" calcext:value-type="float">
            <text:p>436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450000" calcext:value-type="float">
            <text:p>436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475000" calcext:value-type="float">
            <text:p>436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500000" calcext:value-type="float">
            <text:p>436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525000" calcext:value-type="float">
            <text:p>436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550000" calcext:value-type="float">
            <text:p>436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575000" calcext:value-type="float">
            <text:p>436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600000" calcext:value-type="float">
            <text:p>436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625000" calcext:value-type="float">
            <text:p>436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650000" calcext:value-type="float">
            <text:p>436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675000" calcext:value-type="float">
            <text:p>436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700000" calcext:value-type="float">
            <text:p>436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725000" calcext:value-type="float">
            <text:p>436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750000" calcext:value-type="float">
            <text:p>436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775000" calcext:value-type="float">
            <text:p>436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800000" calcext:value-type="float">
            <text:p>436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825000" calcext:value-type="float">
            <text:p>436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850000" calcext:value-type="float">
            <text:p>436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875000" calcext:value-type="float">
            <text:p>436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900000" calcext:value-type="float">
            <text:p>436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925000" calcext:value-type="float">
            <text:p>436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950000" calcext:value-type="float">
            <text:p>436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6975000" calcext:value-type="float">
            <text:p>436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000000" calcext:value-type="float">
            <text:p>437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025000" calcext:value-type="float">
            <text:p>437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050000" calcext:value-type="float">
            <text:p>437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075000" calcext:value-type="float">
            <text:p>437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100000" calcext:value-type="float">
            <text:p>437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125000" calcext:value-type="float">
            <text:p>437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150000" calcext:value-type="float">
            <text:p>437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175000" calcext:value-type="float">
            <text:p>437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200000" calcext:value-type="float">
            <text:p>437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225000" calcext:value-type="float">
            <text:p>437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250000" calcext:value-type="float">
            <text:p>437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275000" calcext:value-type="float">
            <text:p>437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300000" calcext:value-type="float">
            <text:p>437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325000" calcext:value-type="float">
            <text:p>437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350000" calcext:value-type="float">
            <text:p>437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375000" calcext:value-type="float">
            <text:p>437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400000" calcext:value-type="float">
            <text:p>437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425000" calcext:value-type="float">
            <text:p>437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450000" calcext:value-type="float">
            <text:p>437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475000" calcext:value-type="float">
            <text:p>437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500000" calcext:value-type="float">
            <text:p>437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525000" calcext:value-type="float">
            <text:p>437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550000" calcext:value-type="float">
            <text:p>437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575000" calcext:value-type="float">
            <text:p>437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600000" calcext:value-type="float">
            <text:p>437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625000" calcext:value-type="float">
            <text:p>437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650000" calcext:value-type="float">
            <text:p>437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675000" calcext:value-type="float">
            <text:p>437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700000" calcext:value-type="float">
            <text:p>437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725000" calcext:value-type="float">
            <text:p>437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750000" calcext:value-type="float">
            <text:p>437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775000" calcext:value-type="float">
            <text:p>437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800000" calcext:value-type="float">
            <text:p>437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825000" calcext:value-type="float">
            <text:p>437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850000" calcext:value-type="float">
            <text:p>437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875000" calcext:value-type="float">
            <text:p>437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900000" calcext:value-type="float">
            <text:p>437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925000" calcext:value-type="float">
            <text:p>437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950000" calcext:value-type="float">
            <text:p>437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7975000" calcext:value-type="float">
            <text:p>437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000000" calcext:value-type="float">
            <text:p>438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025000" calcext:value-type="float">
            <text:p>438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050000" calcext:value-type="float">
            <text:p>438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075000" calcext:value-type="float">
            <text:p>438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100000" calcext:value-type="float">
            <text:p>438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125000" calcext:value-type="float">
            <text:p>438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150000" calcext:value-type="float">
            <text:p>438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175000" calcext:value-type="float">
            <text:p>438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200000" calcext:value-type="float">
            <text:p>438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225000" calcext:value-type="float">
            <text:p>438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250000" calcext:value-type="float">
            <text:p>438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275000" calcext:value-type="float">
            <text:p>438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300000" calcext:value-type="float">
            <text:p>438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325000" calcext:value-type="float">
            <text:p>438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350000" calcext:value-type="float">
            <text:p>438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375000" calcext:value-type="float">
            <text:p>438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400000" calcext:value-type="float">
            <text:p>438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425000" calcext:value-type="float">
            <text:p>438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450000" calcext:value-type="float">
            <text:p>438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475000" calcext:value-type="float">
            <text:p>438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500000" calcext:value-type="float">
            <text:p>438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525000" calcext:value-type="float">
            <text:p>438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550000" calcext:value-type="float">
            <text:p>438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575000" calcext:value-type="float">
            <text:p>438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600000" calcext:value-type="float">
            <text:p>438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625000" calcext:value-type="float">
            <text:p>438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650000" calcext:value-type="float">
            <text:p>438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675000" calcext:value-type="float">
            <text:p>438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700000" calcext:value-type="float">
            <text:p>438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725000" calcext:value-type="float">
            <text:p>438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750000" calcext:value-type="float">
            <text:p>438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775000" calcext:value-type="float">
            <text:p>438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800000" calcext:value-type="float">
            <text:p>438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825000" calcext:value-type="float">
            <text:p>438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850000" calcext:value-type="float">
            <text:p>438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875000" calcext:value-type="float">
            <text:p>438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900000" calcext:value-type="float">
            <text:p>438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925000" calcext:value-type="float">
            <text:p>438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950000" calcext:value-type="float">
            <text:p>438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8975000" calcext:value-type="float">
            <text:p>438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000000" calcext:value-type="float">
            <text:p>439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025000" calcext:value-type="float">
            <text:p>439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050000" calcext:value-type="float">
            <text:p>439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075000" calcext:value-type="float">
            <text:p>439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100000" calcext:value-type="float">
            <text:p>439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125000" calcext:value-type="float">
            <text:p>439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150000" calcext:value-type="float">
            <text:p>439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175000" calcext:value-type="float">
            <text:p>439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200000" calcext:value-type="float">
            <text:p>439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225000" calcext:value-type="float">
            <text:p>439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250000" calcext:value-type="float">
            <text:p>439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275000" calcext:value-type="float">
            <text:p>439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300000" calcext:value-type="float">
            <text:p>439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325000" calcext:value-type="float">
            <text:p>439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350000" calcext:value-type="float">
            <text:p>439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375000" calcext:value-type="float">
            <text:p>439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400000" calcext:value-type="float">
            <text:p>439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425000" calcext:value-type="float">
            <text:p>439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450000" calcext:value-type="float">
            <text:p>439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475000" calcext:value-type="float">
            <text:p>439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500000" calcext:value-type="float">
            <text:p>439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525000" calcext:value-type="float">
            <text:p>439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550000" calcext:value-type="float">
            <text:p>439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575000" calcext:value-type="float">
            <text:p>439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600000" calcext:value-type="float">
            <text:p>439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625000" calcext:value-type="float">
            <text:p>439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650000" calcext:value-type="float">
            <text:p>439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675000" calcext:value-type="float">
            <text:p>439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700000" calcext:value-type="float">
            <text:p>439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725000" calcext:value-type="float">
            <text:p>439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750000" calcext:value-type="float">
            <text:p>439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775000" calcext:value-type="float">
            <text:p>439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800000" calcext:value-type="float">
            <text:p>439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825000" calcext:value-type="float">
            <text:p>439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850000" calcext:value-type="float">
            <text:p>439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875000" calcext:value-type="float">
            <text:p>439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900000" calcext:value-type="float">
            <text:p>439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925000" calcext:value-type="float">
            <text:p>439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950000" calcext:value-type="float">
            <text:p>439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70cm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39975000" calcext:value-type="float">
            <text:p>439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80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580000" calcext:value-type="float">
            <text:p>358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IRNSS</text:p>
          </table:table-cell>
          <table:table-cell table:style-name="ce2" office:value-type="string" calcext:value-type="string">
            <text:p><text:s/>IRNSS L5 <text:s text:c="16"/>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176450000" calcext:value-type="float">
            <text:p>1176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IRNSS</text:p>
          </table:table-cell>
          <table:table-cell table:style-name="ce2" office:value-type="string" calcext:value-type="string">
            <text:p><text:s/>IRNSS S <text:s text:c="17"/>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492080000" calcext:value-type="float">
            <text:p>249208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L1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5500000" calcext:value-type="float">
            <text:p>155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L2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5525000" calcext:value-type="float">
            <text:p>155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F1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5625000" calcext:value-type="float">
            <text:p>155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F2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5725000" calcext:value-type="float">
            <text:p>155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F3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5825000" calcext:value-type="float">
            <text:p>155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0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025000" calcext:value-type="float">
            <text:p>156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0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037500" calcext:value-type="float">
            <text:p>1560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T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050000" calcext:value-type="float">
            <text:p>156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1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062500" calcext:value-type="float">
            <text:p>1560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1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075000" calcext:value-type="float">
            <text:p>156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1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087500" calcext:value-type="float">
            <text:p>1560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T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100000" calcext:value-type="float">
            <text:p>156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2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112500" calcext:value-type="float">
            <text:p>1561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2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125000" calcext:value-type="float">
            <text:p>156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2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137500" calcext:value-type="float">
            <text:p>1561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3T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150000" calcext:value-type="float">
            <text:p>156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3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162500" calcext:value-type="float">
            <text:p>1561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3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175000" calcext:value-type="float">
            <text:p>156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3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187500" calcext:value-type="float">
            <text:p>1561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4T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200000" calcext:value-type="float">
            <text:p>156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4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212500" calcext:value-type="float">
            <text:p>1562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4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225000" calcext:value-type="float">
            <text:p>156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4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237500" calcext:value-type="float">
            <text:p>1562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5T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250000" calcext:value-type="float">
            <text:p>156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5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262500" calcext:value-type="float">
            <text:p>1562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5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275000" calcext:value-type="float">
            <text:p>156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5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287500" calcext:value-type="float">
            <text:p>1562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B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300000" calcext:value-type="float">
            <text:p>156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6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312500" calcext:value-type="float">
            <text:p>1563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6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325000" calcext:value-type="float">
            <text:p>156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6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337500" calcext:value-type="float">
            <text:p>1563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T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350000" calcext:value-type="float">
            <text:p>156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7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362500" calcext:value-type="float">
            <text:p>1563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7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375000" calcext:value-type="float">
            <text:p>156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7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387500" calcext:value-type="float">
            <text:p>1563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B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400000" calcext:value-type="float">
            <text:p>156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8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412500" calcext:value-type="float">
            <text:p>1564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8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425000" calcext:value-type="float">
            <text:p>156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8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437500" calcext:value-type="float">
            <text:p>1564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9B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450000" calcext:value-type="float">
            <text:p>156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9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462500" calcext:value-type="float">
            <text:p>1564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9B (JA) <text:s text:c="16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475000" calcext:value-type="float">
            <text:p>156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9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487500" calcext:value-type="float">
            <text:p>1564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0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500000" calcext:value-type="float">
            <text:p>156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0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512500" calcext:value-type="float">
            <text:p>1565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0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525000" calcext:value-type="float">
            <text:p>156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0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537500" calcext:value-type="float">
            <text:p>1565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1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550000" calcext:value-type="float">
            <text:p>156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1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562500" calcext:value-type="float">
            <text:p>1565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1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575000" calcext:value-type="float">
            <text:p>156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1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587500" calcext:value-type="float">
            <text:p>1565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2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600000" calcext:value-type="float">
            <text:p>156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2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612500" calcext:value-type="float">
            <text:p>1566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2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625000" calcext:value-type="float">
            <text:p>156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2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637500" calcext:value-type="float">
            <text:p>1566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3B (DP) <text:s text:c="16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650000" calcext:value-type="float">
            <text:p>156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3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662500" calcext:value-type="float">
            <text:p>1566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3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675000" calcext:value-type="float">
            <text:p>156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3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687500" calcext:value-type="float">
            <text:p>1566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4B (KD) <text:s text:c="16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700000" calcext:value-type="float">
            <text:p>156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4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712500" calcext:value-type="float">
            <text:p>1567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4B (SP) <text:s text:c="16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725000" calcext:value-type="float">
            <text:p>156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4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737500" calcext:value-type="float">
            <text:p>1567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5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750000" calcext:value-type="float">
            <text:p>156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5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762500" calcext:value-type="float">
            <text:p>1567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5B AIS-LR1 <text:s text:c="13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775000" calcext:value-type="float">
            <text:p>156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5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787500" calcext:value-type="float">
            <text:p>1567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6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800000" calcext:value-type="float">
            <text:p>156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6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812500" calcext:value-type="float">
            <text:p>1568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6B AIS-LR2 <text:s text:c="13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825000" calcext:value-type="float">
            <text:p>156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6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837500" calcext:value-type="float">
            <text:p>1568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7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850000" calcext:value-type="float">
            <text:p>156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7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862500" calcext:value-type="float">
            <text:p>1568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7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875000" calcext:value-type="float">
            <text:p>156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7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887500" calcext:value-type="float">
            <text:p>1568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8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900000" calcext:value-type="float">
            <text:p>156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8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912500" calcext:value-type="float">
            <text:p>1569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8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925000" calcext:value-type="float">
            <text:p>156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8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937500" calcext:value-type="float">
            <text:p>1569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9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950000" calcext:value-type="float">
            <text:p>156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9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962500" calcext:value-type="float">
            <text:p>1569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9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975000" calcext:value-type="float">
            <text:p>156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9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977500" calcext:value-type="float">
            <text:p>15697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000000" calcext:value-type="float">
            <text:p>157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0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012500" calcext:value-type="float">
            <text:p>1570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0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025000" calcext:value-type="float">
            <text:p>157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0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037500" calcext:value-type="float">
            <text:p>1570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050000" calcext:value-type="float">
            <text:p>157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1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062500" calcext:value-type="float">
            <text:p>1570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1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075000" calcext:value-type="float">
            <text:p>157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1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087500" calcext:value-type="float">
            <text:p>1570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100000" calcext:value-type="float">
            <text:p>157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2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112500" calcext:value-type="float">
            <text:p>1571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2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125000" calcext:value-type="float">
            <text:p>157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2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137500" calcext:value-type="float">
            <text:p>1571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3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150000" calcext:value-type="float">
            <text:p>157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3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162500" calcext:value-type="float">
            <text:p>1571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3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175000" calcext:value-type="float">
            <text:p>157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3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187500" calcext:value-type="float">
            <text:p>1571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4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200000" calcext:value-type="float">
            <text:p>157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4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212500" calcext:value-type="float">
            <text:p>1572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4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225000" calcext:value-type="float">
            <text:p>157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4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237500" calcext:value-type="float">
            <text:p>1572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5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250000" calcext:value-type="float">
            <text:p>157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5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262500" calcext:value-type="float">
            <text:p>1572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5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275000" calcext:value-type="float">
            <text:p>157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5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287500" calcext:value-type="float">
            <text:p>1572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300000" calcext:value-type="float">
            <text:p>157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6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312500" calcext:value-type="float">
            <text:p>1573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6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325000" calcext:value-type="float">
            <text:p>157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6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337500" calcext:value-type="float">
            <text:p>1573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350000" calcext:value-type="float">
            <text:p>157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7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362500" calcext:value-type="float">
            <text:p>1573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7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375000" calcext:value-type="float">
            <text:p>157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400000" calcext:value-type="float">
            <text:p>157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8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412500" calcext:value-type="float">
            <text:p>1574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8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425000" calcext:value-type="float">
            <text:p>157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7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8387500" calcext:value-type="float">
            <text:p>1583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0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625000" calcext:value-type="float">
            <text:p>160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0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637500" calcext:value-type="float">
            <text:p>1606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R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650000" calcext:value-type="float">
            <text:p>160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1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662500" calcext:value-type="float">
            <text:p>1606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1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675000" calcext:value-type="float">
            <text:p>160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1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687500" calcext:value-type="float">
            <text:p>1606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R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700000" calcext:value-type="float">
            <text:p>160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2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712500" calcext:value-type="float">
            <text:p>1607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2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725000" calcext:value-type="float">
            <text:p>160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2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737500" calcext:value-type="float">
            <text:p>1607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3R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750000" calcext:value-type="float">
            <text:p>160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3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762500" calcext:value-type="float">
            <text:p>1607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3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775000" calcext:value-type="float">
            <text:p>160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3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787500" calcext:value-type="float">
            <text:p>1607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4R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800000" calcext:value-type="float">
            <text:p>160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4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812500" calcext:value-type="float">
            <text:p>1608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4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825000" calcext:value-type="float">
            <text:p>160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4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837500" calcext:value-type="float">
            <text:p>1608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5R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850000" calcext:value-type="float">
            <text:p>160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5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862500" calcext:value-type="float">
            <text:p>1608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5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875000" calcext:value-type="float">
            <text:p>160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5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887500" calcext:value-type="float">
            <text:p>1608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6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912500" calcext:value-type="float">
            <text:p>1609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6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925000" calcext:value-type="float">
            <text:p>160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6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937500" calcext:value-type="float">
            <text:p>1609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R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950000" calcext:value-type="float">
            <text:p>160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7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962500" calcext:value-type="float">
            <text:p>1609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8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500000" calcext:value-type="float">
            <text:p>161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8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512500" calcext:value-type="float">
            <text:p>1615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8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525000" calcext:value-type="float">
            <text:p>161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8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537500" calcext:value-type="float">
            <text:p>1615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9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550000" calcext:value-type="float">
            <text:p>161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9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562500" calcext:value-type="float">
            <text:p>1615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9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575000" calcext:value-type="float">
            <text:p>161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9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577500" calcext:value-type="float">
            <text:p>16157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600000" calcext:value-type="float">
            <text:p>161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0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612500" calcext:value-type="float">
            <text:p>1616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0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625000" calcext:value-type="float">
            <text:p>161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0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637500" calcext:value-type="float">
            <text:p>1616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1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662500" calcext:value-type="float">
            <text:p>1616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1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675000" calcext:value-type="float">
            <text:p>161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1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687500" calcext:value-type="float">
            <text:p>1616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700000" calcext:value-type="float">
            <text:p>161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2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712500" calcext:value-type="float">
            <text:p>1617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2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725000" calcext:value-type="float">
            <text:p>161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2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737500" calcext:value-type="float">
            <text:p>1617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3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750000" calcext:value-type="float">
            <text:p>161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3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762500" calcext:value-type="float">
            <text:p>1617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3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787500" calcext:value-type="float">
            <text:p>1617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4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800000" calcext:value-type="float">
            <text:p>161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4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812500" calcext:value-type="float">
            <text:p>1618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4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825000" calcext:value-type="float">
            <text:p>161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4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837500" calcext:value-type="float">
            <text:p>1618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5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850000" calcext:value-type="float">
            <text:p>161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5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862500" calcext:value-type="float">
            <text:p>1618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5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875000" calcext:value-type="float">
            <text:p>161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5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887500" calcext:value-type="float">
            <text:p>1618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900000" calcext:value-type="float">
            <text:p>161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6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912500" calcext:value-type="float">
            <text:p>1619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6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925000" calcext:value-type="float">
            <text:p>161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6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937500" calcext:value-type="float">
            <text:p>1619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950000" calcext:value-type="float">
            <text:p>161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7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962500" calcext:value-type="float">
            <text:p>1619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AIS1 87R <text:s text:c="16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975000" calcext:value-type="float">
            <text:p>161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7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987500" calcext:value-type="float">
            <text:p>1619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8R 28R <text:s text:c="17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000000" calcext:value-type="float">
            <text:p>162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8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2012500" calcext:value-type="float">
            <text:p>1620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AIS2 <text:s text:c="20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025000" calcext:value-type="float">
            <text:p>162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DB</text:p>
          </table:table-cell>
          <table:table-cell table:style-name="ce2" office:value-type="string" calcext:value-type="string">
            <text:p><text:s/>Sirri Island NDB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300000" calcext:value-type="float">
            <text:p>300000</text:p>
          </table:table-cell>
          <table:table-cell table:style-name="ce2" office:value-type="string" calcext:value-type="string">
            <text:p><text:s/>USB <text:s text:c="16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NOAA 19 <text:s text:c="17"/></text:p>
          </table:table-cell>
          <table:table-cell table:style-name="ce2" office:value-type="float" office:value="20600" calcext:value-type="float">
            <text:p>20600</text:p>
          </table:table-cell>
          <table:table-cell table:style-name="ce2" office:value-type="float" office:value="137100000" calcext:value-type="float">
            <text:p>137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NOAA 15 <text:s text:c="17"/></text:p>
          </table:table-cell>
          <table:table-cell table:style-name="ce2" office:value-type="float" office:value="20600" calcext:value-type="float">
            <text:p>20600</text:p>
          </table:table-cell>
          <table:table-cell table:style-name="ce2" office:value-type="float" office:value="137620000" calcext:value-type="float">
            <text:p>13762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NOAA 18 <text:s text:c="17"/></text:p>
          </table:table-cell>
          <table:table-cell table:style-name="ce2" office:value-type="float" office:value="34000" calcext:value-type="float">
            <text:p>34000</text:p>
          </table:table-cell>
          <table:table-cell table:style-name="ce2" office:value-type="float" office:value="137912500" calcext:value-type="float">
            <text:p>1379125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8 21R <text:s text:c="17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650000" calcext:value-type="float">
            <text:p>161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9 83R <text:s text:c="17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775000" calcext:value-type="float">
            <text:p>161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2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400000" calcext:value-type="float">
            <text:p>162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4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425000" calcext:value-type="float">
            <text:p>162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5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450000" calcext:value-type="float">
            <text:p>162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3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475000" calcext:value-type="float">
            <text:p>162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6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500000" calcext:value-type="float">
            <text:p>162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7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525000" calcext:value-type="float">
            <text:p>162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1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550000" calcext:value-type="float">
            <text:p>162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10 <text:s text:c="20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3275000" calcext:value-type="float">
            <text:p>163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00625" calcext:value-type="float">
            <text:p>4460006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2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18750" calcext:value-type="float">
            <text:p>446018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3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31250" calcext:value-type="float">
            <text:p>446031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4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43750" calcext:value-type="float">
            <text:p>446043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5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56250" calcext:value-type="float">
            <text:p>446056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6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68750" calcext:value-type="float">
            <text:p>446068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7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81250" calcext:value-type="float">
            <text:p>446081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8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93750" calcext:value-type="float">
            <text:p>446093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9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06250" calcext:value-type="float">
            <text:p>446106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0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18750" calcext:value-type="float">
            <text:p>446118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1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31250" calcext:value-type="float">
            <text:p>446131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2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43750" calcext:value-type="float">
            <text:p>446143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3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56250" calcext:value-type="float">
            <text:p>446156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4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68750" calcext:value-type="float">
            <text:p>446168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5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81250" calcext:value-type="float">
            <text:p>446181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6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93750" calcext:value-type="float">
            <text:p>446193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03125" calcext:value-type="float">
            <text:p>446003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09375" calcext:value-type="float">
            <text:p>446009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3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15625" calcext:value-type="float">
            <text:p>446015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4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21875" calcext:value-type="float">
            <text:p>446021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5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28125" calcext:value-type="float">
            <text:p>446028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6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34375" calcext:value-type="float">
            <text:p>446034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7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40625" calcext:value-type="float">
            <text:p>446040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8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46875" calcext:value-type="float">
            <text:p>446046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9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53125" calcext:value-type="float">
            <text:p>446053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0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59375" calcext:value-type="float">
            <text:p>446059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1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65625" calcext:value-type="float">
            <text:p>446065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2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71875" calcext:value-type="float">
            <text:p>446071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3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78125" calcext:value-type="float">
            <text:p>446078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4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84375" calcext:value-type="float">
            <text:p>446084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5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90625" calcext:value-type="float">
            <text:p>446090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6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96875" calcext:value-type="float">
            <text:p>446096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7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03125" calcext:value-type="float">
            <text:p>446103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8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09375" calcext:value-type="float">
            <text:p>446109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9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15625" calcext:value-type="float">
            <text:p>446115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0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21875" calcext:value-type="float">
            <text:p>446121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1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28125" calcext:value-type="float">
            <text:p>446128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2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34375" calcext:value-type="float">
            <text:p>446134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3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40625" calcext:value-type="float">
            <text:p>446140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4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46875" calcext:value-type="float">
            <text:p>446146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5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53125" calcext:value-type="float">
            <text:p>446153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6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59375" calcext:value-type="float">
            <text:p>446159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7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65625" calcext:value-type="float">
            <text:p>446165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8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71875" calcext:value-type="float">
            <text:p>446171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9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78125" calcext:value-type="float">
            <text:p>446178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30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84373" calcext:value-type="float">
            <text:p>44618437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31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90625" calcext:value-type="float">
            <text:p>446190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32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96875" calcext:value-type="float">
            <text:p>446196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25000000" calcext:value-type="float">
            <text:p>532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33000000" calcext:value-type="float">
            <text:p>53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48000000" calcext:value-type="float">
            <text:p>534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62000000" calcext:value-type="float">
            <text:p>536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66000000" calcext:value-type="float">
            <text:p>536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73000000" calcext:value-type="float">
            <text:p>537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84000000" calcext:value-type="float">
            <text:p>538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99000000" calcext:value-type="float">
            <text:p>5399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02000000" calcext:value-type="float">
            <text:p>540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13000000" calcext:value-type="float">
            <text:p>541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20000000" calcext:value-type="float">
            <text:p>542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36000000" calcext:value-type="float">
            <text:p>543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38000000" calcext:value-type="float">
            <text:p>543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53000000" calcext:value-type="float">
            <text:p>545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56000000" calcext:value-type="float">
            <text:p>545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73000000" calcext:value-type="float">
            <text:p>547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74000000" calcext:value-type="float">
            <text:p>547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92000000" calcext:value-type="float">
            <text:p>549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93000000" calcext:value-type="float">
            <text:p>549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10000000" calcext:value-type="float">
            <text:p>551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10000000" calcext:value-type="float">
            <text:p>551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28000000" calcext:value-type="float">
            <text:p>552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33000000" calcext:value-type="float">
            <text:p>55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46000000" calcext:value-type="float">
            <text:p>554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47000000" calcext:value-type="float">
            <text:p>554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64000000" calcext:value-type="float">
            <text:p>556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73000000" calcext:value-type="float">
            <text:p>557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82000000" calcext:value-type="float">
            <text:p>558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84000000" calcext:value-type="float">
            <text:p>558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00000000" calcext:value-type="float">
            <text:p>560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13000000" calcext:value-type="float">
            <text:p>561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21000000" calcext:value-type="float">
            <text:p>5621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45000000" calcext:value-type="float">
            <text:p>564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53000000" calcext:value-type="float">
            <text:p>565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58000000" calcext:value-type="float">
            <text:p>565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65000000" calcext:value-type="float">
            <text:p>566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85000000" calcext:value-type="float">
            <text:p>568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93000000" calcext:value-type="float">
            <text:p>569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95000000" calcext:value-type="float">
            <text:p>569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05000000" calcext:value-type="float">
            <text:p>570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25000000" calcext:value-type="float">
            <text:p>572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32000000" calcext:value-type="float">
            <text:p>573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33000000" calcext:value-type="float">
            <text:p>57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33000000" calcext:value-type="float">
            <text:p>57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40000000" calcext:value-type="float">
            <text:p>574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45000000" calcext:value-type="float">
            <text:p>574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52000000" calcext:value-type="float">
            <text:p>575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60000000" calcext:value-type="float">
            <text:p>576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65000000" calcext:value-type="float">
            <text:p>576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69000000" calcext:value-type="float">
            <text:p>5769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71000000" calcext:value-type="float">
            <text:p>5771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73000000" calcext:value-type="float">
            <text:p>577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80000000" calcext:value-type="float">
            <text:p>578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85000000" calcext:value-type="float">
            <text:p>578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90000000" calcext:value-type="float">
            <text:p>579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00000000" calcext:value-type="float">
            <text:p>580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05000000" calcext:value-type="float">
            <text:p>580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06000000" calcext:value-type="float">
            <text:p>580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09000000" calcext:value-type="float">
            <text:p>5809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13000000" calcext:value-type="float">
            <text:p>581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20000000" calcext:value-type="float">
            <text:p>582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25000000" calcext:value-type="float">
            <text:p>582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28000000" calcext:value-type="float">
            <text:p>582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40000000" calcext:value-type="float">
            <text:p>584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43000000" calcext:value-type="float">
            <text:p>584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45000000" calcext:value-type="float">
            <text:p>584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47000000" calcext:value-type="float">
            <text:p>584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53000000" calcext:value-type="float">
            <text:p>585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60000000" calcext:value-type="float">
            <text:p>586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65000000" calcext:value-type="float">
            <text:p>586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66000000" calcext:value-type="float">
            <text:p>586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80000000" calcext:value-type="float">
            <text:p>588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80000000" calcext:value-type="float">
            <text:p>588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85000000" calcext:value-type="float">
            <text:p>588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93000000" calcext:value-type="float">
            <text:p>589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05000000" calcext:value-type="float">
            <text:p>590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17000000" calcext:value-type="float">
            <text:p>591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25000000" calcext:value-type="float">
            <text:p>592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33000000" calcext:value-type="float">
            <text:p>59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45000000" calcext:value-type="float">
            <text:p>594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FID</text:p>
          </table:table-cell>
          <table:table-cell table:style-name="ce2" office:value-type="string" calcext:value-type="string">
            <text:p><text:s/>RFID <text:s text:c="20"/>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3560000" calcext:value-type="float">
            <text:p>1356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137055000" calcext:value-type="float">
            <text:p>137055000</text:p>
          </table:table-cell>
          <table:table-cell table:style-name="ce2" office:value-type="string" calcext:value-type="string">
            <text:p><text:s/>USB <text:s text:c="16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137500000" calcext:value-type="float">
            <text:p>137500000</text:p>
          </table:table-cell>
          <table:table-cell table:style-name="ce2" office:value-type="string" calcext:value-type="string">
            <text:p><text:s/>USB <text:s text:c="16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137660000" calcext:value-type="float">
            <text:p>137660000</text:p>
          </table:table-cell>
          <table:table-cell table:style-name="ce2" office:value-type="string" calcext:value-type="string">
            <text:p><text:s/>USB <text:s text:c="16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137700000" calcext:value-type="float">
            <text:p>137700000</text:p>
          </table:table-cell>
          <table:table-cell table:style-name="ce2" office:value-type="string" calcext:value-type="string">
            <text:p><text:s/>USB <text:s text:c="16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137800000" calcext:value-type="float">
            <text:p>137800000</text:p>
          </table:table-cell>
          <table:table-cell table:style-name="ce2" office:value-type="string" calcext:value-type="string">
            <text:p><text:s/>USB <text:s text:c="16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SS SSTV <text:s text:c="16"/>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45800000" calcext:value-type="float">
            <text:p>1458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STD-C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41450000" calcext:value-type="float">
            <text:p>1541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nmarsat L-B <text:s text:c="12"/></text:p>
          </table:table-cell>
          <table:table-cell table:style-name="ce2" office:value-type="float" office:value="20600" calcext:value-type="float">
            <text:p>20600</text:p>
          </table:table-cell>
          <table:table-cell table:style-name="ce2" office:value-type="float" office:value="1542000000" calcext:value-type="float">
            <text:p>1542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ACARS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45030000" calcext:value-type="float">
            <text:p>154503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ACARS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46064000" calcext:value-type="float">
            <text:p>1546064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nmarsat <text:s text:c="16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50000000" calcext:value-type="float">
            <text:p>155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ridium <text:s text:c="17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620000000" calcext:value-type="float">
            <text:p>162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GOES <text:s text:c="20"/></text:p>
          </table:table-cell>
          <table:table-cell table:style-name="ce2" office:value-type="float" office:value="20600" calcext:value-type="float">
            <text:p>20600</text:p>
          </table:table-cell>
          <table:table-cell table:style-name="ce2" office:value-type="float" office:value="1688000000" calcext:value-type="float">
            <text:p>1688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000000" calcext:value-type="float">
            <text:p>40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025000" calcext:value-type="float">
            <text:p>400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050000" calcext:value-type="float">
            <text:p>400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075000" calcext:value-type="float">
            <text:p>400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100000" calcext:value-type="float">
            <text:p>400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125000" calcext:value-type="float">
            <text:p>400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150000" calcext:value-type="float">
            <text:p>400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175000" calcext:value-type="float">
            <text:p>400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200000" calcext:value-type="float">
            <text:p>400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225000" calcext:value-type="float">
            <text:p>400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250000" calcext:value-type="float">
            <text:p>400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275000" calcext:value-type="float">
            <text:p>400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300000" calcext:value-type="float">
            <text:p>400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325000" calcext:value-type="float">
            <text:p>400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350000" calcext:value-type="float">
            <text:p>400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375000" calcext:value-type="float">
            <text:p>400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400000" calcext:value-type="float">
            <text:p>400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425000" calcext:value-type="float">
            <text:p>400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450000" calcext:value-type="float">
            <text:p>400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475000" calcext:value-type="float">
            <text:p>400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500000" calcext:value-type="float">
            <text:p>400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525000" calcext:value-type="float">
            <text:p>400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550000" calcext:value-type="float">
            <text:p>400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575000" calcext:value-type="float">
            <text:p>400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600000" calcext:value-type="float">
            <text:p>400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625000" calcext:value-type="float">
            <text:p>400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650000" calcext:value-type="float">
            <text:p>400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675000" calcext:value-type="float">
            <text:p>400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700000" calcext:value-type="float">
            <text:p>400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725000" calcext:value-type="float">
            <text:p>400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750000" calcext:value-type="float">
            <text:p>400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775000" calcext:value-type="float">
            <text:p>400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800000" calcext:value-type="float">
            <text:p>400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825000" calcext:value-type="float">
            <text:p>400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850000" calcext:value-type="float">
            <text:p>400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875000" calcext:value-type="float">
            <text:p>400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900000" calcext:value-type="float">
            <text:p>400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925000" calcext:value-type="float">
            <text:p>400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950000" calcext:value-type="float">
            <text:p>400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0975000" calcext:value-type="float">
            <text:p>400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000000" calcext:value-type="float">
            <text:p>401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025000" calcext:value-type="float">
            <text:p>401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050000" calcext:value-type="float">
            <text:p>401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075000" calcext:value-type="float">
            <text:p>401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100000" calcext:value-type="float">
            <text:p>401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125000" calcext:value-type="float">
            <text:p>401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150000" calcext:value-type="float">
            <text:p>401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175000" calcext:value-type="float">
            <text:p>401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200000" calcext:value-type="float">
            <text:p>401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225000" calcext:value-type="float">
            <text:p>401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250000" calcext:value-type="float">
            <text:p>401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275000" calcext:value-type="float">
            <text:p>401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300000" calcext:value-type="float">
            <text:p>401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325000" calcext:value-type="float">
            <text:p>401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350000" calcext:value-type="float">
            <text:p>401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375000" calcext:value-type="float">
            <text:p>401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400000" calcext:value-type="float">
            <text:p>401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425000" calcext:value-type="float">
            <text:p>401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450000" calcext:value-type="float">
            <text:p>401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475000" calcext:value-type="float">
            <text:p>401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500000" calcext:value-type="float">
            <text:p>401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525000" calcext:value-type="float">
            <text:p>401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550000" calcext:value-type="float">
            <text:p>401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575000" calcext:value-type="float">
            <text:p>401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600000" calcext:value-type="float">
            <text:p>401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625000" calcext:value-type="float">
            <text:p>401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650000" calcext:value-type="float">
            <text:p>401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675000" calcext:value-type="float">
            <text:p>401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700000" calcext:value-type="float">
            <text:p>401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725000" calcext:value-type="float">
            <text:p>401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750000" calcext:value-type="float">
            <text:p>401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775000" calcext:value-type="float">
            <text:p>401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800000" calcext:value-type="float">
            <text:p>401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825000" calcext:value-type="float">
            <text:p>401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850000" calcext:value-type="float">
            <text:p>401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875000" calcext:value-type="float">
            <text:p>401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900000" calcext:value-type="float">
            <text:p>401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925000" calcext:value-type="float">
            <text:p>401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950000" calcext:value-type="float">
            <text:p>401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1975000" calcext:value-type="float">
            <text:p>401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000000" calcext:value-type="float">
            <text:p>402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025000" calcext:value-type="float">
            <text:p>402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050000" calcext:value-type="float">
            <text:p>402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075000" calcext:value-type="float">
            <text:p>402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100000" calcext:value-type="float">
            <text:p>402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125000" calcext:value-type="float">
            <text:p>402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150000" calcext:value-type="float">
            <text:p>402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175000" calcext:value-type="float">
            <text:p>402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200000" calcext:value-type="float">
            <text:p>402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225000" calcext:value-type="float">
            <text:p>402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250000" calcext:value-type="float">
            <text:p>402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275000" calcext:value-type="float">
            <text:p>402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300000" calcext:value-type="float">
            <text:p>402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325000" calcext:value-type="float">
            <text:p>402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350000" calcext:value-type="float">
            <text:p>402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375000" calcext:value-type="float">
            <text:p>402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400000" calcext:value-type="float">
            <text:p>402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425000" calcext:value-type="float">
            <text:p>402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450000" calcext:value-type="float">
            <text:p>402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475000" calcext:value-type="float">
            <text:p>402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500000" calcext:value-type="float">
            <text:p>402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525000" calcext:value-type="float">
            <text:p>402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550000" calcext:value-type="float">
            <text:p>402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575000" calcext:value-type="float">
            <text:p>402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600000" calcext:value-type="float">
            <text:p>402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625000" calcext:value-type="float">
            <text:p>402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650000" calcext:value-type="float">
            <text:p>402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675000" calcext:value-type="float">
            <text:p>402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700000" calcext:value-type="float">
            <text:p>402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725000" calcext:value-type="float">
            <text:p>402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750000" calcext:value-type="float">
            <text:p>402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775000" calcext:value-type="float">
            <text:p>402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800000" calcext:value-type="float">
            <text:p>402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825000" calcext:value-type="float">
            <text:p>402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850000" calcext:value-type="float">
            <text:p>402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875000" calcext:value-type="float">
            <text:p>402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900000" calcext:value-type="float">
            <text:p>402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925000" calcext:value-type="float">
            <text:p>402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950000" calcext:value-type="float">
            <text:p>402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2975000" calcext:value-type="float">
            <text:p>402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000000" calcext:value-type="float">
            <text:p>403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025000" calcext:value-type="float">
            <text:p>403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050000" calcext:value-type="float">
            <text:p>403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075000" calcext:value-type="float">
            <text:p>403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100000" calcext:value-type="float">
            <text:p>403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125000" calcext:value-type="float">
            <text:p>403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150000" calcext:value-type="float">
            <text:p>403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175000" calcext:value-type="float">
            <text:p>403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200000" calcext:value-type="float">
            <text:p>403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225000" calcext:value-type="float">
            <text:p>403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250000" calcext:value-type="float">
            <text:p>403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275000" calcext:value-type="float">
            <text:p>403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300000" calcext:value-type="float">
            <text:p>403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325000" calcext:value-type="float">
            <text:p>403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350000" calcext:value-type="float">
            <text:p>403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375000" calcext:value-type="float">
            <text:p>403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400000" calcext:value-type="float">
            <text:p>403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425000" calcext:value-type="float">
            <text:p>403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450000" calcext:value-type="float">
            <text:p>403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475000" calcext:value-type="float">
            <text:p>403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500000" calcext:value-type="float">
            <text:p>403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525000" calcext:value-type="float">
            <text:p>403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550000" calcext:value-type="float">
            <text:p>403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575000" calcext:value-type="float">
            <text:p>403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600000" calcext:value-type="float">
            <text:p>403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625000" calcext:value-type="float">
            <text:p>403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650000" calcext:value-type="float">
            <text:p>403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675000" calcext:value-type="float">
            <text:p>403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700000" calcext:value-type="float">
            <text:p>403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725000" calcext:value-type="float">
            <text:p>403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750000" calcext:value-type="float">
            <text:p>403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775000" calcext:value-type="float">
            <text:p>403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800000" calcext:value-type="float">
            <text:p>403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825000" calcext:value-type="float">
            <text:p>403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850000" calcext:value-type="float">
            <text:p>403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875000" calcext:value-type="float">
            <text:p>403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900000" calcext:value-type="float">
            <text:p>403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925000" calcext:value-type="float">
            <text:p>403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950000" calcext:value-type="float">
            <text:p>403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3975000" calcext:value-type="float">
            <text:p>403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000000" calcext:value-type="float">
            <text:p>404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025000" calcext:value-type="float">
            <text:p>404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050000" calcext:value-type="float">
            <text:p>404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075000" calcext:value-type="float">
            <text:p>404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100000" calcext:value-type="float">
            <text:p>404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125000" calcext:value-type="float">
            <text:p>404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150000" calcext:value-type="float">
            <text:p>404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175000" calcext:value-type="float">
            <text:p>404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200000" calcext:value-type="float">
            <text:p>404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225000" calcext:value-type="float">
            <text:p>404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250000" calcext:value-type="float">
            <text:p>404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275000" calcext:value-type="float">
            <text:p>404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300000" calcext:value-type="float">
            <text:p>404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325000" calcext:value-type="float">
            <text:p>404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350000" calcext:value-type="float">
            <text:p>404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375000" calcext:value-type="float">
            <text:p>404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400000" calcext:value-type="float">
            <text:p>404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425000" calcext:value-type="float">
            <text:p>404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450000" calcext:value-type="float">
            <text:p>404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475000" calcext:value-type="float">
            <text:p>404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500000" calcext:value-type="float">
            <text:p>404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525000" calcext:value-type="float">
            <text:p>404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550000" calcext:value-type="float">
            <text:p>404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575000" calcext:value-type="float">
            <text:p>404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600000" calcext:value-type="float">
            <text:p>404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625000" calcext:value-type="float">
            <text:p>404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650000" calcext:value-type="float">
            <text:p>404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675000" calcext:value-type="float">
            <text:p>404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700000" calcext:value-type="float">
            <text:p>404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725000" calcext:value-type="float">
            <text:p>404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750000" calcext:value-type="float">
            <text:p>404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775000" calcext:value-type="float">
            <text:p>404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800000" calcext:value-type="float">
            <text:p>404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825000" calcext:value-type="float">
            <text:p>404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850000" calcext:value-type="float">
            <text:p>404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875000" calcext:value-type="float">
            <text:p>404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900000" calcext:value-type="float">
            <text:p>404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925000" calcext:value-type="float">
            <text:p>404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950000" calcext:value-type="float">
            <text:p>404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4975000" calcext:value-type="float">
            <text:p>404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000000" calcext:value-type="float">
            <text:p>405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025000" calcext:value-type="float">
            <text:p>405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050000" calcext:value-type="float">
            <text:p>405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075000" calcext:value-type="float">
            <text:p>405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100000" calcext:value-type="float">
            <text:p>405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125000" calcext:value-type="float">
            <text:p>405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150000" calcext:value-type="float">
            <text:p>405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175000" calcext:value-type="float">
            <text:p>405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200000" calcext:value-type="float">
            <text:p>405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225000" calcext:value-type="float">
            <text:p>405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250000" calcext:value-type="float">
            <text:p>405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275000" calcext:value-type="float">
            <text:p>405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300000" calcext:value-type="float">
            <text:p>405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325000" calcext:value-type="float">
            <text:p>405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350000" calcext:value-type="float">
            <text:p>405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375000" calcext:value-type="float">
            <text:p>405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400000" calcext:value-type="float">
            <text:p>405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425000" calcext:value-type="float">
            <text:p>405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450000" calcext:value-type="float">
            <text:p>405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475000" calcext:value-type="float">
            <text:p>405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500000" calcext:value-type="float">
            <text:p>405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525000" calcext:value-type="float">
            <text:p>405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550000" calcext:value-type="float">
            <text:p>405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575000" calcext:value-type="float">
            <text:p>405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600000" calcext:value-type="float">
            <text:p>405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625000" calcext:value-type="float">
            <text:p>405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650000" calcext:value-type="float">
            <text:p>405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675000" calcext:value-type="float">
            <text:p>405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700000" calcext:value-type="float">
            <text:p>405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725000" calcext:value-type="float">
            <text:p>405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750000" calcext:value-type="float">
            <text:p>405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775000" calcext:value-type="float">
            <text:p>405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800000" calcext:value-type="float">
            <text:p>405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825000" calcext:value-type="float">
            <text:p>405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850000" calcext:value-type="float">
            <text:p>405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875000" calcext:value-type="float">
            <text:p>405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900000" calcext:value-type="float">
            <text:p>405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925000" calcext:value-type="float">
            <text:p>405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950000" calcext:value-type="float">
            <text:p>405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5975000" calcext:value-type="float">
            <text:p>405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000000" calcext:value-type="float">
            <text:p>406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025000" calcext:value-type="float">
            <text:p>406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050000" calcext:value-type="float">
            <text:p>406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075000" calcext:value-type="float">
            <text:p>406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100000" calcext:value-type="float">
            <text:p>406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125000" calcext:value-type="float">
            <text:p>406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150000" calcext:value-type="float">
            <text:p>406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175000" calcext:value-type="float">
            <text:p>406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200000" calcext:value-type="float">
            <text:p>406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225000" calcext:value-type="float">
            <text:p>406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250000" calcext:value-type="float">
            <text:p>406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275000" calcext:value-type="float">
            <text:p>406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300000" calcext:value-type="float">
            <text:p>406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325000" calcext:value-type="float">
            <text:p>406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350000" calcext:value-type="float">
            <text:p>406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375000" calcext:value-type="float">
            <text:p>406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400000" calcext:value-type="float">
            <text:p>406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425000" calcext:value-type="float">
            <text:p>406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450000" calcext:value-type="float">
            <text:p>406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475000" calcext:value-type="float">
            <text:p>406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500000" calcext:value-type="float">
            <text:p>406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525000" calcext:value-type="float">
            <text:p>406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550000" calcext:value-type="float">
            <text:p>406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575000" calcext:value-type="float">
            <text:p>406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600000" calcext:value-type="float">
            <text:p>406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625000" calcext:value-type="float">
            <text:p>406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650000" calcext:value-type="float">
            <text:p>406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675000" calcext:value-type="float">
            <text:p>406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700000" calcext:value-type="float">
            <text:p>406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725000" calcext:value-type="float">
            <text:p>406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750000" calcext:value-type="float">
            <text:p>406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775000" calcext:value-type="float">
            <text:p>406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800000" calcext:value-type="float">
            <text:p>406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825000" calcext:value-type="float">
            <text:p>406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850000" calcext:value-type="float">
            <text:p>406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875000" calcext:value-type="float">
            <text:p>406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900000" calcext:value-type="float">
            <text:p>406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925000" calcext:value-type="float">
            <text:p>406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950000" calcext:value-type="float">
            <text:p>406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6975000" calcext:value-type="float">
            <text:p>406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000000" calcext:value-type="float">
            <text:p>407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025000" calcext:value-type="float">
            <text:p>407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050000" calcext:value-type="float">
            <text:p>407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075000" calcext:value-type="float">
            <text:p>407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100000" calcext:value-type="float">
            <text:p>407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125000" calcext:value-type="float">
            <text:p>407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150000" calcext:value-type="float">
            <text:p>407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175000" calcext:value-type="float">
            <text:p>407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200000" calcext:value-type="float">
            <text:p>407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225000" calcext:value-type="float">
            <text:p>407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250000" calcext:value-type="float">
            <text:p>407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275000" calcext:value-type="float">
            <text:p>407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300000" calcext:value-type="float">
            <text:p>407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325000" calcext:value-type="float">
            <text:p>407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350000" calcext:value-type="float">
            <text:p>407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375000" calcext:value-type="float">
            <text:p>407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400000" calcext:value-type="float">
            <text:p>407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425000" calcext:value-type="float">
            <text:p>407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450000" calcext:value-type="float">
            <text:p>407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475000" calcext:value-type="float">
            <text:p>407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500000" calcext:value-type="float">
            <text:p>407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525000" calcext:value-type="float">
            <text:p>407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550000" calcext:value-type="float">
            <text:p>407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575000" calcext:value-type="float">
            <text:p>407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600000" calcext:value-type="float">
            <text:p>407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625000" calcext:value-type="float">
            <text:p>407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650000" calcext:value-type="float">
            <text:p>407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675000" calcext:value-type="float">
            <text:p>407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700000" calcext:value-type="float">
            <text:p>407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725000" calcext:value-type="float">
            <text:p>407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750000" calcext:value-type="float">
            <text:p>407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775000" calcext:value-type="float">
            <text:p>407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800000" calcext:value-type="float">
            <text:p>407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825000" calcext:value-type="float">
            <text:p>407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850000" calcext:value-type="float">
            <text:p>407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875000" calcext:value-type="float">
            <text:p>407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900000" calcext:value-type="float">
            <text:p>407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925000" calcext:value-type="float">
            <text:p>407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950000" calcext:value-type="float">
            <text:p>407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7975000" calcext:value-type="float">
            <text:p>407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000000" calcext:value-type="float">
            <text:p>408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025000" calcext:value-type="float">
            <text:p>408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050000" calcext:value-type="float">
            <text:p>408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075000" calcext:value-type="float">
            <text:p>408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100000" calcext:value-type="float">
            <text:p>408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125000" calcext:value-type="float">
            <text:p>408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150000" calcext:value-type="float">
            <text:p>408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175000" calcext:value-type="float">
            <text:p>408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200000" calcext:value-type="float">
            <text:p>408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225000" calcext:value-type="float">
            <text:p>408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250000" calcext:value-type="float">
            <text:p>408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275000" calcext:value-type="float">
            <text:p>408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300000" calcext:value-type="float">
            <text:p>408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325000" calcext:value-type="float">
            <text:p>408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350000" calcext:value-type="float">
            <text:p>408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375000" calcext:value-type="float">
            <text:p>408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400000" calcext:value-type="float">
            <text:p>408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425000" calcext:value-type="float">
            <text:p>408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450000" calcext:value-type="float">
            <text:p>408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475000" calcext:value-type="float">
            <text:p>408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500000" calcext:value-type="float">
            <text:p>408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525000" calcext:value-type="float">
            <text:p>408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550000" calcext:value-type="float">
            <text:p>408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575000" calcext:value-type="float">
            <text:p>408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600000" calcext:value-type="float">
            <text:p>408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625000" calcext:value-type="float">
            <text:p>408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650000" calcext:value-type="float">
            <text:p>408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675000" calcext:value-type="float">
            <text:p>408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700000" calcext:value-type="float">
            <text:p>408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725000" calcext:value-type="float">
            <text:p>408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750000" calcext:value-type="float">
            <text:p>408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775000" calcext:value-type="float">
            <text:p>408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800000" calcext:value-type="float">
            <text:p>408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825000" calcext:value-type="float">
            <text:p>408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850000" calcext:value-type="float">
            <text:p>408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875000" calcext:value-type="float">
            <text:p>408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900000" calcext:value-type="float">
            <text:p>408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925000" calcext:value-type="float">
            <text:p>408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950000" calcext:value-type="float">
            <text:p>408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8975000" calcext:value-type="float">
            <text:p>408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000000" calcext:value-type="float">
            <text:p>409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025000" calcext:value-type="float">
            <text:p>409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050000" calcext:value-type="float">
            <text:p>409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075000" calcext:value-type="float">
            <text:p>409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100000" calcext:value-type="float">
            <text:p>409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125000" calcext:value-type="float">
            <text:p>409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150000" calcext:value-type="float">
            <text:p>409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175000" calcext:value-type="float">
            <text:p>409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200000" calcext:value-type="float">
            <text:p>409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225000" calcext:value-type="float">
            <text:p>409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250000" calcext:value-type="float">
            <text:p>409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275000" calcext:value-type="float">
            <text:p>409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300000" calcext:value-type="float">
            <text:p>409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325000" calcext:value-type="float">
            <text:p>409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350000" calcext:value-type="float">
            <text:p>409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375000" calcext:value-type="float">
            <text:p>409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400000" calcext:value-type="float">
            <text:p>409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425000" calcext:value-type="float">
            <text:p>409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450000" calcext:value-type="float">
            <text:p>409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475000" calcext:value-type="float">
            <text:p>409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500000" calcext:value-type="float">
            <text:p>409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525000" calcext:value-type="float">
            <text:p>409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550000" calcext:value-type="float">
            <text:p>409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575000" calcext:value-type="float">
            <text:p>409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600000" calcext:value-type="float">
            <text:p>409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625000" calcext:value-type="float">
            <text:p>409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650000" calcext:value-type="float">
            <text:p>409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675000" calcext:value-type="float">
            <text:p>409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700000" calcext:value-type="float">
            <text:p>409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725000" calcext:value-type="float">
            <text:p>409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750000" calcext:value-type="float">
            <text:p>409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775000" calcext:value-type="float">
            <text:p>409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800000" calcext:value-type="float">
            <text:p>409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825000" calcext:value-type="float">
            <text:p>409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850000" calcext:value-type="float">
            <text:p>409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875000" calcext:value-type="float">
            <text:p>409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900000" calcext:value-type="float">
            <text:p>409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925000" calcext:value-type="float">
            <text:p>409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950000" calcext:value-type="float">
            <text:p>409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9975000" calcext:value-type="float">
            <text:p>409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000000" calcext:value-type="float">
            <text:p>41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025000" calcext:value-type="float">
            <text:p>410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050000" calcext:value-type="float">
            <text:p>410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075000" calcext:value-type="float">
            <text:p>410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100000" calcext:value-type="float">
            <text:p>410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125000" calcext:value-type="float">
            <text:p>410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150000" calcext:value-type="float">
            <text:p>410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175000" calcext:value-type="float">
            <text:p>410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200000" calcext:value-type="float">
            <text:p>410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225000" calcext:value-type="float">
            <text:p>410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250000" calcext:value-type="float">
            <text:p>410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275000" calcext:value-type="float">
            <text:p>410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300000" calcext:value-type="float">
            <text:p>410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325000" calcext:value-type="float">
            <text:p>410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350000" calcext:value-type="float">
            <text:p>410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375000" calcext:value-type="float">
            <text:p>410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400000" calcext:value-type="float">
            <text:p>410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425000" calcext:value-type="float">
            <text:p>410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450000" calcext:value-type="float">
            <text:p>410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475000" calcext:value-type="float">
            <text:p>410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500000" calcext:value-type="float">
            <text:p>410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525000" calcext:value-type="float">
            <text:p>410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550000" calcext:value-type="float">
            <text:p>410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575000" calcext:value-type="float">
            <text:p>410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600000" calcext:value-type="float">
            <text:p>410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625000" calcext:value-type="float">
            <text:p>410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650000" calcext:value-type="float">
            <text:p>410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675000" calcext:value-type="float">
            <text:p>410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700000" calcext:value-type="float">
            <text:p>410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725000" calcext:value-type="float">
            <text:p>410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750000" calcext:value-type="float">
            <text:p>410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775000" calcext:value-type="float">
            <text:p>410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800000" calcext:value-type="float">
            <text:p>410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825000" calcext:value-type="float">
            <text:p>410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850000" calcext:value-type="float">
            <text:p>410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875000" calcext:value-type="float">
            <text:p>410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900000" calcext:value-type="float">
            <text:p>410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925000" calcext:value-type="float">
            <text:p>410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950000" calcext:value-type="float">
            <text:p>410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0975000" calcext:value-type="float">
            <text:p>410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000000" calcext:value-type="float">
            <text:p>411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025000" calcext:value-type="float">
            <text:p>411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050000" calcext:value-type="float">
            <text:p>411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075000" calcext:value-type="float">
            <text:p>411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100000" calcext:value-type="float">
            <text:p>411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125000" calcext:value-type="float">
            <text:p>411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150000" calcext:value-type="float">
            <text:p>411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175000" calcext:value-type="float">
            <text:p>411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200000" calcext:value-type="float">
            <text:p>411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225000" calcext:value-type="float">
            <text:p>411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250000" calcext:value-type="float">
            <text:p>411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275000" calcext:value-type="float">
            <text:p>411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300000" calcext:value-type="float">
            <text:p>411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325000" calcext:value-type="float">
            <text:p>411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350000" calcext:value-type="float">
            <text:p>411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375000" calcext:value-type="float">
            <text:p>411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400000" calcext:value-type="float">
            <text:p>411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425000" calcext:value-type="float">
            <text:p>411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450000" calcext:value-type="float">
            <text:p>411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475000" calcext:value-type="float">
            <text:p>411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500000" calcext:value-type="float">
            <text:p>411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525000" calcext:value-type="float">
            <text:p>411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550000" calcext:value-type="float">
            <text:p>411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575000" calcext:value-type="float">
            <text:p>411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600000" calcext:value-type="float">
            <text:p>411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625000" calcext:value-type="float">
            <text:p>411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650000" calcext:value-type="float">
            <text:p>411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675000" calcext:value-type="float">
            <text:p>411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700000" calcext:value-type="float">
            <text:p>411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725000" calcext:value-type="float">
            <text:p>411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750000" calcext:value-type="float">
            <text:p>411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775000" calcext:value-type="float">
            <text:p>411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800000" calcext:value-type="float">
            <text:p>411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825000" calcext:value-type="float">
            <text:p>411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850000" calcext:value-type="float">
            <text:p>411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875000" calcext:value-type="float">
            <text:p>411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900000" calcext:value-type="float">
            <text:p>411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925000" calcext:value-type="float">
            <text:p>411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950000" calcext:value-type="float">
            <text:p>411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1975000" calcext:value-type="float">
            <text:p>411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000000" calcext:value-type="float">
            <text:p>412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025000" calcext:value-type="float">
            <text:p>412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050000" calcext:value-type="float">
            <text:p>412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075000" calcext:value-type="float">
            <text:p>412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100000" calcext:value-type="float">
            <text:p>412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125000" calcext:value-type="float">
            <text:p>412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150000" calcext:value-type="float">
            <text:p>412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175000" calcext:value-type="float">
            <text:p>412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200000" calcext:value-type="float">
            <text:p>412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225000" calcext:value-type="float">
            <text:p>412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250000" calcext:value-type="float">
            <text:p>412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275000" calcext:value-type="float">
            <text:p>412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300000" calcext:value-type="float">
            <text:p>412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325000" calcext:value-type="float">
            <text:p>412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350000" calcext:value-type="float">
            <text:p>412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375000" calcext:value-type="float">
            <text:p>412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400000" calcext:value-type="float">
            <text:p>412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425000" calcext:value-type="float">
            <text:p>412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450000" calcext:value-type="float">
            <text:p>412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475000" calcext:value-type="float">
            <text:p>412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500000" calcext:value-type="float">
            <text:p>412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525000" calcext:value-type="float">
            <text:p>412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550000" calcext:value-type="float">
            <text:p>412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575000" calcext:value-type="float">
            <text:p>412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600000" calcext:value-type="float">
            <text:p>412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625000" calcext:value-type="float">
            <text:p>412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650000" calcext:value-type="float">
            <text:p>412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675000" calcext:value-type="float">
            <text:p>412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700000" calcext:value-type="float">
            <text:p>412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725000" calcext:value-type="float">
            <text:p>412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750000" calcext:value-type="float">
            <text:p>412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775000" calcext:value-type="float">
            <text:p>412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800000" calcext:value-type="float">
            <text:p>412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825000" calcext:value-type="float">
            <text:p>412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850000" calcext:value-type="float">
            <text:p>412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875000" calcext:value-type="float">
            <text:p>412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900000" calcext:value-type="float">
            <text:p>412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925000" calcext:value-type="float">
            <text:p>412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950000" calcext:value-type="float">
            <text:p>412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2975000" calcext:value-type="float">
            <text:p>412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000000" calcext:value-type="float">
            <text:p>413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025000" calcext:value-type="float">
            <text:p>413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050000" calcext:value-type="float">
            <text:p>413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075000" calcext:value-type="float">
            <text:p>413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100000" calcext:value-type="float">
            <text:p>413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125000" calcext:value-type="float">
            <text:p>413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150000" calcext:value-type="float">
            <text:p>413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175000" calcext:value-type="float">
            <text:p>413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200000" calcext:value-type="float">
            <text:p>413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225000" calcext:value-type="float">
            <text:p>413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250000" calcext:value-type="float">
            <text:p>413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275000" calcext:value-type="float">
            <text:p>413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300000" calcext:value-type="float">
            <text:p>413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325000" calcext:value-type="float">
            <text:p>413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350000" calcext:value-type="float">
            <text:p>413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375000" calcext:value-type="float">
            <text:p>413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400000" calcext:value-type="float">
            <text:p>413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425000" calcext:value-type="float">
            <text:p>413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450000" calcext:value-type="float">
            <text:p>413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475000" calcext:value-type="float">
            <text:p>413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500000" calcext:value-type="float">
            <text:p>413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525000" calcext:value-type="float">
            <text:p>413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550000" calcext:value-type="float">
            <text:p>413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575000" calcext:value-type="float">
            <text:p>413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600000" calcext:value-type="float">
            <text:p>413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625000" calcext:value-type="float">
            <text:p>413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650000" calcext:value-type="float">
            <text:p>413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675000" calcext:value-type="float">
            <text:p>413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700000" calcext:value-type="float">
            <text:p>413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725000" calcext:value-type="float">
            <text:p>413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750000" calcext:value-type="float">
            <text:p>413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775000" calcext:value-type="float">
            <text:p>413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800000" calcext:value-type="float">
            <text:p>413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825000" calcext:value-type="float">
            <text:p>413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850000" calcext:value-type="float">
            <text:p>413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875000" calcext:value-type="float">
            <text:p>413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900000" calcext:value-type="float">
            <text:p>413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925000" calcext:value-type="float">
            <text:p>413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950000" calcext:value-type="float">
            <text:p>413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3975000" calcext:value-type="float">
            <text:p>413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000000" calcext:value-type="float">
            <text:p>414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025000" calcext:value-type="float">
            <text:p>414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050000" calcext:value-type="float">
            <text:p>414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075000" calcext:value-type="float">
            <text:p>414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100000" calcext:value-type="float">
            <text:p>414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125000" calcext:value-type="float">
            <text:p>414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150000" calcext:value-type="float">
            <text:p>414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175000" calcext:value-type="float">
            <text:p>414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200000" calcext:value-type="float">
            <text:p>414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225000" calcext:value-type="float">
            <text:p>414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250000" calcext:value-type="float">
            <text:p>414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275000" calcext:value-type="float">
            <text:p>414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300000" calcext:value-type="float">
            <text:p>414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325000" calcext:value-type="float">
            <text:p>414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350000" calcext:value-type="float">
            <text:p>414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375000" calcext:value-type="float">
            <text:p>414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400000" calcext:value-type="float">
            <text:p>414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425000" calcext:value-type="float">
            <text:p>414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450000" calcext:value-type="float">
            <text:p>414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475000" calcext:value-type="float">
            <text:p>414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500000" calcext:value-type="float">
            <text:p>414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525000" calcext:value-type="float">
            <text:p>414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550000" calcext:value-type="float">
            <text:p>414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575000" calcext:value-type="float">
            <text:p>414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600000" calcext:value-type="float">
            <text:p>414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625000" calcext:value-type="float">
            <text:p>414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650000" calcext:value-type="float">
            <text:p>414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675000" calcext:value-type="float">
            <text:p>414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700000" calcext:value-type="float">
            <text:p>414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725000" calcext:value-type="float">
            <text:p>414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750000" calcext:value-type="float">
            <text:p>414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775000" calcext:value-type="float">
            <text:p>414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800000" calcext:value-type="float">
            <text:p>414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825000" calcext:value-type="float">
            <text:p>414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850000" calcext:value-type="float">
            <text:p>414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875000" calcext:value-type="float">
            <text:p>414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900000" calcext:value-type="float">
            <text:p>414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925000" calcext:value-type="float">
            <text:p>414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950000" calcext:value-type="float">
            <text:p>414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4975000" calcext:value-type="float">
            <text:p>414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000000" calcext:value-type="float">
            <text:p>415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025000" calcext:value-type="float">
            <text:p>415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050000" calcext:value-type="float">
            <text:p>415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075000" calcext:value-type="float">
            <text:p>415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100000" calcext:value-type="float">
            <text:p>415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125000" calcext:value-type="float">
            <text:p>415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150000" calcext:value-type="float">
            <text:p>415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175000" calcext:value-type="float">
            <text:p>415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200000" calcext:value-type="float">
            <text:p>415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225000" calcext:value-type="float">
            <text:p>415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250000" calcext:value-type="float">
            <text:p>415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275000" calcext:value-type="float">
            <text:p>415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300000" calcext:value-type="float">
            <text:p>415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325000" calcext:value-type="float">
            <text:p>415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350000" calcext:value-type="float">
            <text:p>415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375000" calcext:value-type="float">
            <text:p>415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400000" calcext:value-type="float">
            <text:p>415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425000" calcext:value-type="float">
            <text:p>415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450000" calcext:value-type="float">
            <text:p>415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475000" calcext:value-type="float">
            <text:p>415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500000" calcext:value-type="float">
            <text:p>415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525000" calcext:value-type="float">
            <text:p>415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550000" calcext:value-type="float">
            <text:p>415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575000" calcext:value-type="float">
            <text:p>415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600000" calcext:value-type="float">
            <text:p>415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625000" calcext:value-type="float">
            <text:p>415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650000" calcext:value-type="float">
            <text:p>415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675000" calcext:value-type="float">
            <text:p>415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700000" calcext:value-type="float">
            <text:p>415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725000" calcext:value-type="float">
            <text:p>415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750000" calcext:value-type="float">
            <text:p>415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775000" calcext:value-type="float">
            <text:p>415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800000" calcext:value-type="float">
            <text:p>415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825000" calcext:value-type="float">
            <text:p>415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850000" calcext:value-type="float">
            <text:p>415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875000" calcext:value-type="float">
            <text:p>415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900000" calcext:value-type="float">
            <text:p>415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925000" calcext:value-type="float">
            <text:p>415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950000" calcext:value-type="float">
            <text:p>415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5975000" calcext:value-type="float">
            <text:p>415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000000" calcext:value-type="float">
            <text:p>416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025000" calcext:value-type="float">
            <text:p>416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050000" calcext:value-type="float">
            <text:p>416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075000" calcext:value-type="float">
            <text:p>416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100000" calcext:value-type="float">
            <text:p>416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125000" calcext:value-type="float">
            <text:p>416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150000" calcext:value-type="float">
            <text:p>416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175000" calcext:value-type="float">
            <text:p>416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200000" calcext:value-type="float">
            <text:p>416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225000" calcext:value-type="float">
            <text:p>416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250000" calcext:value-type="float">
            <text:p>416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275000" calcext:value-type="float">
            <text:p>416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300000" calcext:value-type="float">
            <text:p>416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325000" calcext:value-type="float">
            <text:p>416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350000" calcext:value-type="float">
            <text:p>416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375000" calcext:value-type="float">
            <text:p>416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400000" calcext:value-type="float">
            <text:p>416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425000" calcext:value-type="float">
            <text:p>416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450000" calcext:value-type="float">
            <text:p>416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475000" calcext:value-type="float">
            <text:p>416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500000" calcext:value-type="float">
            <text:p>416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525000" calcext:value-type="float">
            <text:p>416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550000" calcext:value-type="float">
            <text:p>416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575000" calcext:value-type="float">
            <text:p>416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600000" calcext:value-type="float">
            <text:p>416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625000" calcext:value-type="float">
            <text:p>416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650000" calcext:value-type="float">
            <text:p>416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675000" calcext:value-type="float">
            <text:p>416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700000" calcext:value-type="float">
            <text:p>416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725000" calcext:value-type="float">
            <text:p>416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750000" calcext:value-type="float">
            <text:p>416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775000" calcext:value-type="float">
            <text:p>416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800000" calcext:value-type="float">
            <text:p>416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825000" calcext:value-type="float">
            <text:p>416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850000" calcext:value-type="float">
            <text:p>416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875000" calcext:value-type="float">
            <text:p>416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900000" calcext:value-type="float">
            <text:p>416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925000" calcext:value-type="float">
            <text:p>416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950000" calcext:value-type="float">
            <text:p>416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6975000" calcext:value-type="float">
            <text:p>416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000000" calcext:value-type="float">
            <text:p>417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025000" calcext:value-type="float">
            <text:p>417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050000" calcext:value-type="float">
            <text:p>417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075000" calcext:value-type="float">
            <text:p>417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100000" calcext:value-type="float">
            <text:p>417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125000" calcext:value-type="float">
            <text:p>417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150000" calcext:value-type="float">
            <text:p>417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175000" calcext:value-type="float">
            <text:p>417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200000" calcext:value-type="float">
            <text:p>417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225000" calcext:value-type="float">
            <text:p>417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250000" calcext:value-type="float">
            <text:p>417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275000" calcext:value-type="float">
            <text:p>417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300000" calcext:value-type="float">
            <text:p>417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325000" calcext:value-type="float">
            <text:p>417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350000" calcext:value-type="float">
            <text:p>417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375000" calcext:value-type="float">
            <text:p>417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400000" calcext:value-type="float">
            <text:p>417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425000" calcext:value-type="float">
            <text:p>417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450000" calcext:value-type="float">
            <text:p>417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475000" calcext:value-type="float">
            <text:p>417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500000" calcext:value-type="float">
            <text:p>417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525000" calcext:value-type="float">
            <text:p>417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550000" calcext:value-type="float">
            <text:p>417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575000" calcext:value-type="float">
            <text:p>417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600000" calcext:value-type="float">
            <text:p>417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625000" calcext:value-type="float">
            <text:p>417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650000" calcext:value-type="float">
            <text:p>417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675000" calcext:value-type="float">
            <text:p>417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700000" calcext:value-type="float">
            <text:p>417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725000" calcext:value-type="float">
            <text:p>417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750000" calcext:value-type="float">
            <text:p>417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775000" calcext:value-type="float">
            <text:p>417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800000" calcext:value-type="float">
            <text:p>417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825000" calcext:value-type="float">
            <text:p>417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850000" calcext:value-type="float">
            <text:p>417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875000" calcext:value-type="float">
            <text:p>417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900000" calcext:value-type="float">
            <text:p>417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925000" calcext:value-type="float">
            <text:p>417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950000" calcext:value-type="float">
            <text:p>417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7975000" calcext:value-type="float">
            <text:p>417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000000" calcext:value-type="float">
            <text:p>418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025000" calcext:value-type="float">
            <text:p>418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050000" calcext:value-type="float">
            <text:p>418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075000" calcext:value-type="float">
            <text:p>418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100000" calcext:value-type="float">
            <text:p>418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125000" calcext:value-type="float">
            <text:p>418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150000" calcext:value-type="float">
            <text:p>418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175000" calcext:value-type="float">
            <text:p>418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200000" calcext:value-type="float">
            <text:p>418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225000" calcext:value-type="float">
            <text:p>418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250000" calcext:value-type="float">
            <text:p>418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275000" calcext:value-type="float">
            <text:p>418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300000" calcext:value-type="float">
            <text:p>418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325000" calcext:value-type="float">
            <text:p>418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350000" calcext:value-type="float">
            <text:p>418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375000" calcext:value-type="float">
            <text:p>418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400000" calcext:value-type="float">
            <text:p>418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425000" calcext:value-type="float">
            <text:p>418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450000" calcext:value-type="float">
            <text:p>418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475000" calcext:value-type="float">
            <text:p>418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500000" calcext:value-type="float">
            <text:p>418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525000" calcext:value-type="float">
            <text:p>418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550000" calcext:value-type="float">
            <text:p>418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575000" calcext:value-type="float">
            <text:p>418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600000" calcext:value-type="float">
            <text:p>418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625000" calcext:value-type="float">
            <text:p>418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650000" calcext:value-type="float">
            <text:p>418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675000" calcext:value-type="float">
            <text:p>418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700000" calcext:value-type="float">
            <text:p>418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725000" calcext:value-type="float">
            <text:p>418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750000" calcext:value-type="float">
            <text:p>418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775000" calcext:value-type="float">
            <text:p>418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800000" calcext:value-type="float">
            <text:p>418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825000" calcext:value-type="float">
            <text:p>418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850000" calcext:value-type="float">
            <text:p>418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875000" calcext:value-type="float">
            <text:p>418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900000" calcext:value-type="float">
            <text:p>418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925000" calcext:value-type="float">
            <text:p>418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950000" calcext:value-type="float">
            <text:p>418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8975000" calcext:value-type="float">
            <text:p>418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000000" calcext:value-type="float">
            <text:p>419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025000" calcext:value-type="float">
            <text:p>419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050000" calcext:value-type="float">
            <text:p>419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075000" calcext:value-type="float">
            <text:p>419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100000" calcext:value-type="float">
            <text:p>419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125000" calcext:value-type="float">
            <text:p>419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150000" calcext:value-type="float">
            <text:p>419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175000" calcext:value-type="float">
            <text:p>419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200000" calcext:value-type="float">
            <text:p>419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225000" calcext:value-type="float">
            <text:p>419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250000" calcext:value-type="float">
            <text:p>419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275000" calcext:value-type="float">
            <text:p>419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300000" calcext:value-type="float">
            <text:p>419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325000" calcext:value-type="float">
            <text:p>419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350000" calcext:value-type="float">
            <text:p>419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375000" calcext:value-type="float">
            <text:p>419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400000" calcext:value-type="float">
            <text:p>419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425000" calcext:value-type="float">
            <text:p>419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450000" calcext:value-type="float">
            <text:p>419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475000" calcext:value-type="float">
            <text:p>419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500000" calcext:value-type="float">
            <text:p>419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525000" calcext:value-type="float">
            <text:p>419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550000" calcext:value-type="float">
            <text:p>419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575000" calcext:value-type="float">
            <text:p>419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600000" calcext:value-type="float">
            <text:p>419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625000" calcext:value-type="float">
            <text:p>419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650000" calcext:value-type="float">
            <text:p>419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675000" calcext:value-type="float">
            <text:p>419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700000" calcext:value-type="float">
            <text:p>419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725000" calcext:value-type="float">
            <text:p>419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750000" calcext:value-type="float">
            <text:p>419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775000" calcext:value-type="float">
            <text:p>419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800000" calcext:value-type="float">
            <text:p>419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825000" calcext:value-type="float">
            <text:p>419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850000" calcext:value-type="float">
            <text:p>419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875000" calcext:value-type="float">
            <text:p>419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900000" calcext:value-type="float">
            <text:p>419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925000" calcext:value-type="float">
            <text:p>419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950000" calcext:value-type="float">
            <text:p>419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19975000" calcext:value-type="float">
            <text:p>419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000000" calcext:value-type="float">
            <text:p>44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025000" calcext:value-type="float">
            <text:p>440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050000" calcext:value-type="float">
            <text:p>440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075000" calcext:value-type="float">
            <text:p>440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100000" calcext:value-type="float">
            <text:p>440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125000" calcext:value-type="float">
            <text:p>440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150000" calcext:value-type="float">
            <text:p>440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175000" calcext:value-type="float">
            <text:p>440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200000" calcext:value-type="float">
            <text:p>440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225000" calcext:value-type="float">
            <text:p>440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250000" calcext:value-type="float">
            <text:p>440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275000" calcext:value-type="float">
            <text:p>440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300000" calcext:value-type="float">
            <text:p>440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325000" calcext:value-type="float">
            <text:p>440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350000" calcext:value-type="float">
            <text:p>440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375000" calcext:value-type="float">
            <text:p>440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400000" calcext:value-type="float">
            <text:p>440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425000" calcext:value-type="float">
            <text:p>440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450000" calcext:value-type="float">
            <text:p>440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475000" calcext:value-type="float">
            <text:p>440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500000" calcext:value-type="float">
            <text:p>440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525000" calcext:value-type="float">
            <text:p>440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550000" calcext:value-type="float">
            <text:p>440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575000" calcext:value-type="float">
            <text:p>440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600000" calcext:value-type="float">
            <text:p>440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625000" calcext:value-type="float">
            <text:p>440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650000" calcext:value-type="float">
            <text:p>440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675000" calcext:value-type="float">
            <text:p>440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700000" calcext:value-type="float">
            <text:p>440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725000" calcext:value-type="float">
            <text:p>440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750000" calcext:value-type="float">
            <text:p>440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775000" calcext:value-type="float">
            <text:p>440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800000" calcext:value-type="float">
            <text:p>440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825000" calcext:value-type="float">
            <text:p>440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850000" calcext:value-type="float">
            <text:p>440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875000" calcext:value-type="float">
            <text:p>440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900000" calcext:value-type="float">
            <text:p>440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925000" calcext:value-type="float">
            <text:p>440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950000" calcext:value-type="float">
            <text:p>440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0975000" calcext:value-type="float">
            <text:p>440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000000" calcext:value-type="float">
            <text:p>441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025000" calcext:value-type="float">
            <text:p>441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050000" calcext:value-type="float">
            <text:p>441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075000" calcext:value-type="float">
            <text:p>441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100000" calcext:value-type="float">
            <text:p>441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125000" calcext:value-type="float">
            <text:p>441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150000" calcext:value-type="float">
            <text:p>441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175000" calcext:value-type="float">
            <text:p>441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200000" calcext:value-type="float">
            <text:p>441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225000" calcext:value-type="float">
            <text:p>441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250000" calcext:value-type="float">
            <text:p>441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275000" calcext:value-type="float">
            <text:p>441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300000" calcext:value-type="float">
            <text:p>441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325000" calcext:value-type="float">
            <text:p>441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350000" calcext:value-type="float">
            <text:p>441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375000" calcext:value-type="float">
            <text:p>441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400000" calcext:value-type="float">
            <text:p>441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425000" calcext:value-type="float">
            <text:p>441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450000" calcext:value-type="float">
            <text:p>441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475000" calcext:value-type="float">
            <text:p>441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500000" calcext:value-type="float">
            <text:p>441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525000" calcext:value-type="float">
            <text:p>441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550000" calcext:value-type="float">
            <text:p>441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575000" calcext:value-type="float">
            <text:p>441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600000" calcext:value-type="float">
            <text:p>441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625000" calcext:value-type="float">
            <text:p>441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650000" calcext:value-type="float">
            <text:p>441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675000" calcext:value-type="float">
            <text:p>441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700000" calcext:value-type="float">
            <text:p>441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725000" calcext:value-type="float">
            <text:p>441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750000" calcext:value-type="float">
            <text:p>441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775000" calcext:value-type="float">
            <text:p>441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800000" calcext:value-type="float">
            <text:p>441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825000" calcext:value-type="float">
            <text:p>441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850000" calcext:value-type="float">
            <text:p>441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875000" calcext:value-type="float">
            <text:p>441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900000" calcext:value-type="float">
            <text:p>441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925000" calcext:value-type="float">
            <text:p>441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950000" calcext:value-type="float">
            <text:p>441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1975000" calcext:value-type="float">
            <text:p>441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000000" calcext:value-type="float">
            <text:p>442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025000" calcext:value-type="float">
            <text:p>442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050000" calcext:value-type="float">
            <text:p>442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075000" calcext:value-type="float">
            <text:p>442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100000" calcext:value-type="float">
            <text:p>442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125000" calcext:value-type="float">
            <text:p>442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150000" calcext:value-type="float">
            <text:p>442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175000" calcext:value-type="float">
            <text:p>442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200000" calcext:value-type="float">
            <text:p>442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225000" calcext:value-type="float">
            <text:p>442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250000" calcext:value-type="float">
            <text:p>442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275000" calcext:value-type="float">
            <text:p>442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300000" calcext:value-type="float">
            <text:p>442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325000" calcext:value-type="float">
            <text:p>442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350000" calcext:value-type="float">
            <text:p>442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375000" calcext:value-type="float">
            <text:p>442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400000" calcext:value-type="float">
            <text:p>442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425000" calcext:value-type="float">
            <text:p>442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450000" calcext:value-type="float">
            <text:p>442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475000" calcext:value-type="float">
            <text:p>442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500000" calcext:value-type="float">
            <text:p>442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525000" calcext:value-type="float">
            <text:p>442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550000" calcext:value-type="float">
            <text:p>442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575000" calcext:value-type="float">
            <text:p>442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600000" calcext:value-type="float">
            <text:p>442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625000" calcext:value-type="float">
            <text:p>442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650000" calcext:value-type="float">
            <text:p>442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675000" calcext:value-type="float">
            <text:p>442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700000" calcext:value-type="float">
            <text:p>442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725000" calcext:value-type="float">
            <text:p>442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750000" calcext:value-type="float">
            <text:p>442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775000" calcext:value-type="float">
            <text:p>442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800000" calcext:value-type="float">
            <text:p>442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825000" calcext:value-type="float">
            <text:p>442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850000" calcext:value-type="float">
            <text:p>442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875000" calcext:value-type="float">
            <text:p>442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900000" calcext:value-type="float">
            <text:p>442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925000" calcext:value-type="float">
            <text:p>442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950000" calcext:value-type="float">
            <text:p>442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2975000" calcext:value-type="float">
            <text:p>442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000000" calcext:value-type="float">
            <text:p>443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025000" calcext:value-type="float">
            <text:p>443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050000" calcext:value-type="float">
            <text:p>443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075000" calcext:value-type="float">
            <text:p>443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100000" calcext:value-type="float">
            <text:p>443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125000" calcext:value-type="float">
            <text:p>443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150000" calcext:value-type="float">
            <text:p>443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175000" calcext:value-type="float">
            <text:p>443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200000" calcext:value-type="float">
            <text:p>443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225000" calcext:value-type="float">
            <text:p>443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250000" calcext:value-type="float">
            <text:p>443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275000" calcext:value-type="float">
            <text:p>443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300000" calcext:value-type="float">
            <text:p>443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325000" calcext:value-type="float">
            <text:p>443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350000" calcext:value-type="float">
            <text:p>443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375000" calcext:value-type="float">
            <text:p>443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400000" calcext:value-type="float">
            <text:p>443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425000" calcext:value-type="float">
            <text:p>443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450000" calcext:value-type="float">
            <text:p>443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475000" calcext:value-type="float">
            <text:p>443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500000" calcext:value-type="float">
            <text:p>443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525000" calcext:value-type="float">
            <text:p>443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550000" calcext:value-type="float">
            <text:p>443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575000" calcext:value-type="float">
            <text:p>443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600000" calcext:value-type="float">
            <text:p>443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625000" calcext:value-type="float">
            <text:p>443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650000" calcext:value-type="float">
            <text:p>443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675000" calcext:value-type="float">
            <text:p>443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700000" calcext:value-type="float">
            <text:p>443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725000" calcext:value-type="float">
            <text:p>443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750000" calcext:value-type="float">
            <text:p>443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775000" calcext:value-type="float">
            <text:p>443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800000" calcext:value-type="float">
            <text:p>443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825000" calcext:value-type="float">
            <text:p>443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850000" calcext:value-type="float">
            <text:p>443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875000" calcext:value-type="float">
            <text:p>443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900000" calcext:value-type="float">
            <text:p>443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925000" calcext:value-type="float">
            <text:p>443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950000" calcext:value-type="float">
            <text:p>443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3975000" calcext:value-type="float">
            <text:p>443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000000" calcext:value-type="float">
            <text:p>444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025000" calcext:value-type="float">
            <text:p>444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050000" calcext:value-type="float">
            <text:p>444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075000" calcext:value-type="float">
            <text:p>444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100000" calcext:value-type="float">
            <text:p>444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125000" calcext:value-type="float">
            <text:p>444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150000" calcext:value-type="float">
            <text:p>444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175000" calcext:value-type="float">
            <text:p>444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200000" calcext:value-type="float">
            <text:p>444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225000" calcext:value-type="float">
            <text:p>444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250000" calcext:value-type="float">
            <text:p>444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275000" calcext:value-type="float">
            <text:p>444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300000" calcext:value-type="float">
            <text:p>444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325000" calcext:value-type="float">
            <text:p>444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350000" calcext:value-type="float">
            <text:p>444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375000" calcext:value-type="float">
            <text:p>444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400000" calcext:value-type="float">
            <text:p>444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425000" calcext:value-type="float">
            <text:p>444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450000" calcext:value-type="float">
            <text:p>444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475000" calcext:value-type="float">
            <text:p>444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500000" calcext:value-type="float">
            <text:p>444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525000" calcext:value-type="float">
            <text:p>444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550000" calcext:value-type="float">
            <text:p>444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575000" calcext:value-type="float">
            <text:p>444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600000" calcext:value-type="float">
            <text:p>444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625000" calcext:value-type="float">
            <text:p>444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650000" calcext:value-type="float">
            <text:p>444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675000" calcext:value-type="float">
            <text:p>444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700000" calcext:value-type="float">
            <text:p>444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725000" calcext:value-type="float">
            <text:p>444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750000" calcext:value-type="float">
            <text:p>444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775000" calcext:value-type="float">
            <text:p>444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800000" calcext:value-type="float">
            <text:p>444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825000" calcext:value-type="float">
            <text:p>444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850000" calcext:value-type="float">
            <text:p>444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875000" calcext:value-type="float">
            <text:p>444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900000" calcext:value-type="float">
            <text:p>444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925000" calcext:value-type="float">
            <text:p>444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950000" calcext:value-type="float">
            <text:p>444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4975000" calcext:value-type="float">
            <text:p>444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000000" calcext:value-type="float">
            <text:p>445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025000" calcext:value-type="float">
            <text:p>445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050000" calcext:value-type="float">
            <text:p>445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075000" calcext:value-type="float">
            <text:p>445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100000" calcext:value-type="float">
            <text:p>445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125000" calcext:value-type="float">
            <text:p>445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150000" calcext:value-type="float">
            <text:p>445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175000" calcext:value-type="float">
            <text:p>445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200000" calcext:value-type="float">
            <text:p>445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225000" calcext:value-type="float">
            <text:p>445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250000" calcext:value-type="float">
            <text:p>445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275000" calcext:value-type="float">
            <text:p>445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300000" calcext:value-type="float">
            <text:p>445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325000" calcext:value-type="float">
            <text:p>445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350000" calcext:value-type="float">
            <text:p>445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375000" calcext:value-type="float">
            <text:p>445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400000" calcext:value-type="float">
            <text:p>445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425000" calcext:value-type="float">
            <text:p>445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450000" calcext:value-type="float">
            <text:p>445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475000" calcext:value-type="float">
            <text:p>445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500000" calcext:value-type="float">
            <text:p>445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525000" calcext:value-type="float">
            <text:p>445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550000" calcext:value-type="float">
            <text:p>445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575000" calcext:value-type="float">
            <text:p>445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600000" calcext:value-type="float">
            <text:p>445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625000" calcext:value-type="float">
            <text:p>445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650000" calcext:value-type="float">
            <text:p>445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675000" calcext:value-type="float">
            <text:p>445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700000" calcext:value-type="float">
            <text:p>445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725000" calcext:value-type="float">
            <text:p>445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750000" calcext:value-type="float">
            <text:p>445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775000" calcext:value-type="float">
            <text:p>445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800000" calcext:value-type="float">
            <text:p>445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825000" calcext:value-type="float">
            <text:p>445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850000" calcext:value-type="float">
            <text:p>445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875000" calcext:value-type="float">
            <text:p>445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900000" calcext:value-type="float">
            <text:p>445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925000" calcext:value-type="float">
            <text:p>445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950000" calcext:value-type="float">
            <text:p>445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5975000" calcext:value-type="float">
            <text:p>445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200000" calcext:value-type="float">
            <text:p>446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225000" calcext:value-type="float">
            <text:p>446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250000" calcext:value-type="float">
            <text:p>446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275000" calcext:value-type="float">
            <text:p>446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300000" calcext:value-type="float">
            <text:p>446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325000" calcext:value-type="float">
            <text:p>446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350000" calcext:value-type="float">
            <text:p>446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375000" calcext:value-type="float">
            <text:p>446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400000" calcext:value-type="float">
            <text:p>446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425000" calcext:value-type="float">
            <text:p>446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450000" calcext:value-type="float">
            <text:p>446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475000" calcext:value-type="float">
            <text:p>446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500000" calcext:value-type="float">
            <text:p>446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525000" calcext:value-type="float">
            <text:p>446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550000" calcext:value-type="float">
            <text:p>446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575000" calcext:value-type="float">
            <text:p>446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600000" calcext:value-type="float">
            <text:p>446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625000" calcext:value-type="float">
            <text:p>446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650000" calcext:value-type="float">
            <text:p>446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675000" calcext:value-type="float">
            <text:p>446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700000" calcext:value-type="float">
            <text:p>446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725000" calcext:value-type="float">
            <text:p>446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750000" calcext:value-type="float">
            <text:p>446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775000" calcext:value-type="float">
            <text:p>446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800000" calcext:value-type="float">
            <text:p>446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825000" calcext:value-type="float">
            <text:p>446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850000" calcext:value-type="float">
            <text:p>446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875000" calcext:value-type="float">
            <text:p>446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900000" calcext:value-type="float">
            <text:p>446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925000" calcext:value-type="float">
            <text:p>446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950000" calcext:value-type="float">
            <text:p>446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6975000" calcext:value-type="float">
            <text:p>446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000000" calcext:value-type="float">
            <text:p>447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025000" calcext:value-type="float">
            <text:p>447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050000" calcext:value-type="float">
            <text:p>447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075000" calcext:value-type="float">
            <text:p>447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100000" calcext:value-type="float">
            <text:p>447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125000" calcext:value-type="float">
            <text:p>447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150000" calcext:value-type="float">
            <text:p>447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175000" calcext:value-type="float">
            <text:p>447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200000" calcext:value-type="float">
            <text:p>447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225000" calcext:value-type="float">
            <text:p>447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250000" calcext:value-type="float">
            <text:p>447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275000" calcext:value-type="float">
            <text:p>447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300000" calcext:value-type="float">
            <text:p>447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325000" calcext:value-type="float">
            <text:p>447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350000" calcext:value-type="float">
            <text:p>447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375000" calcext:value-type="float">
            <text:p>447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400000" calcext:value-type="float">
            <text:p>447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425000" calcext:value-type="float">
            <text:p>447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450000" calcext:value-type="float">
            <text:p>447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475000" calcext:value-type="float">
            <text:p>447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500000" calcext:value-type="float">
            <text:p>447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525000" calcext:value-type="float">
            <text:p>447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550000" calcext:value-type="float">
            <text:p>447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575000" calcext:value-type="float">
            <text:p>447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600000" calcext:value-type="float">
            <text:p>447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625000" calcext:value-type="float">
            <text:p>447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650000" calcext:value-type="float">
            <text:p>447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675000" calcext:value-type="float">
            <text:p>447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700000" calcext:value-type="float">
            <text:p>447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725000" calcext:value-type="float">
            <text:p>447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750000" calcext:value-type="float">
            <text:p>447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775000" calcext:value-type="float">
            <text:p>447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800000" calcext:value-type="float">
            <text:p>447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825000" calcext:value-type="float">
            <text:p>447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850000" calcext:value-type="float">
            <text:p>447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875000" calcext:value-type="float">
            <text:p>447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900000" calcext:value-type="float">
            <text:p>447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925000" calcext:value-type="float">
            <text:p>447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950000" calcext:value-type="float">
            <text:p>447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7975000" calcext:value-type="float">
            <text:p>447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000000" calcext:value-type="float">
            <text:p>448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025000" calcext:value-type="float">
            <text:p>448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050000" calcext:value-type="float">
            <text:p>448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075000" calcext:value-type="float">
            <text:p>448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100000" calcext:value-type="float">
            <text:p>448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125000" calcext:value-type="float">
            <text:p>448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150000" calcext:value-type="float">
            <text:p>448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175000" calcext:value-type="float">
            <text:p>448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200000" calcext:value-type="float">
            <text:p>448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225000" calcext:value-type="float">
            <text:p>448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250000" calcext:value-type="float">
            <text:p>448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275000" calcext:value-type="float">
            <text:p>448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300000" calcext:value-type="float">
            <text:p>448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325000" calcext:value-type="float">
            <text:p>448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350000" calcext:value-type="float">
            <text:p>448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375000" calcext:value-type="float">
            <text:p>448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400000" calcext:value-type="float">
            <text:p>448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425000" calcext:value-type="float">
            <text:p>448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450000" calcext:value-type="float">
            <text:p>448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475000" calcext:value-type="float">
            <text:p>448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500000" calcext:value-type="float">
            <text:p>448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525000" calcext:value-type="float">
            <text:p>448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550000" calcext:value-type="float">
            <text:p>448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575000" calcext:value-type="float">
            <text:p>448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600000" calcext:value-type="float">
            <text:p>448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625000" calcext:value-type="float">
            <text:p>448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650000" calcext:value-type="float">
            <text:p>448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675000" calcext:value-type="float">
            <text:p>448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700000" calcext:value-type="float">
            <text:p>448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725000" calcext:value-type="float">
            <text:p>448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750000" calcext:value-type="float">
            <text:p>448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775000" calcext:value-type="float">
            <text:p>448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800000" calcext:value-type="float">
            <text:p>448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825000" calcext:value-type="float">
            <text:p>448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850000" calcext:value-type="float">
            <text:p>448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875000" calcext:value-type="float">
            <text:p>448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900000" calcext:value-type="float">
            <text:p>448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925000" calcext:value-type="float">
            <text:p>448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950000" calcext:value-type="float">
            <text:p>448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8975000" calcext:value-type="float">
            <text:p>448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000000" calcext:value-type="float">
            <text:p>449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025000" calcext:value-type="float">
            <text:p>449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050000" calcext:value-type="float">
            <text:p>449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075000" calcext:value-type="float">
            <text:p>449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100000" calcext:value-type="float">
            <text:p>449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125000" calcext:value-type="float">
            <text:p>449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150000" calcext:value-type="float">
            <text:p>449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175000" calcext:value-type="float">
            <text:p>449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200000" calcext:value-type="float">
            <text:p>449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225000" calcext:value-type="float">
            <text:p>449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250000" calcext:value-type="float">
            <text:p>449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275000" calcext:value-type="float">
            <text:p>449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300000" calcext:value-type="float">
            <text:p>449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325000" calcext:value-type="float">
            <text:p>449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350000" calcext:value-type="float">
            <text:p>449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375000" calcext:value-type="float">
            <text:p>449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400000" calcext:value-type="float">
            <text:p>449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425000" calcext:value-type="float">
            <text:p>449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450000" calcext:value-type="float">
            <text:p>449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475000" calcext:value-type="float">
            <text:p>449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500000" calcext:value-type="float">
            <text:p>449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525000" calcext:value-type="float">
            <text:p>449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550000" calcext:value-type="float">
            <text:p>449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575000" calcext:value-type="float">
            <text:p>449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600000" calcext:value-type="float">
            <text:p>449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625000" calcext:value-type="float">
            <text:p>449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650000" calcext:value-type="float">
            <text:p>449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675000" calcext:value-type="float">
            <text:p>449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700000" calcext:value-type="float">
            <text:p>449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725000" calcext:value-type="float">
            <text:p>449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750000" calcext:value-type="float">
            <text:p>449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775000" calcext:value-type="float">
            <text:p>449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800000" calcext:value-type="float">
            <text:p>449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825000" calcext:value-type="float">
            <text:p>449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850000" calcext:value-type="float">
            <text:p>449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875000" calcext:value-type="float">
            <text:p>449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900000" calcext:value-type="float">
            <text:p>449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925000" calcext:value-type="float">
            <text:p>449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950000" calcext:value-type="float">
            <text:p>449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49975000" calcext:value-type="float">
            <text:p>449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000000" calcext:value-type="float">
            <text:p>45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025000" calcext:value-type="float">
            <text:p>450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050000" calcext:value-type="float">
            <text:p>450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075000" calcext:value-type="float">
            <text:p>450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100000" calcext:value-type="float">
            <text:p>450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125000" calcext:value-type="float">
            <text:p>450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150000" calcext:value-type="float">
            <text:p>450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175000" calcext:value-type="float">
            <text:p>450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200000" calcext:value-type="float">
            <text:p>450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225000" calcext:value-type="float">
            <text:p>450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250000" calcext:value-type="float">
            <text:p>450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275000" calcext:value-type="float">
            <text:p>450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300000" calcext:value-type="float">
            <text:p>450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325000" calcext:value-type="float">
            <text:p>450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350000" calcext:value-type="float">
            <text:p>450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375000" calcext:value-type="float">
            <text:p>450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400000" calcext:value-type="float">
            <text:p>450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425000" calcext:value-type="float">
            <text:p>450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450000" calcext:value-type="float">
            <text:p>450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475000" calcext:value-type="float">
            <text:p>450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500000" calcext:value-type="float">
            <text:p>450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525000" calcext:value-type="float">
            <text:p>450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550000" calcext:value-type="float">
            <text:p>450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575000" calcext:value-type="float">
            <text:p>450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600000" calcext:value-type="float">
            <text:p>450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625000" calcext:value-type="float">
            <text:p>450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650000" calcext:value-type="float">
            <text:p>450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675000" calcext:value-type="float">
            <text:p>450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700000" calcext:value-type="float">
            <text:p>450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725000" calcext:value-type="float">
            <text:p>450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750000" calcext:value-type="float">
            <text:p>450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775000" calcext:value-type="float">
            <text:p>450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800000" calcext:value-type="float">
            <text:p>450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825000" calcext:value-type="float">
            <text:p>450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850000" calcext:value-type="float">
            <text:p>450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875000" calcext:value-type="float">
            <text:p>450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900000" calcext:value-type="float">
            <text:p>450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925000" calcext:value-type="float">
            <text:p>450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950000" calcext:value-type="float">
            <text:p>450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0975000" calcext:value-type="float">
            <text:p>450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000000" calcext:value-type="float">
            <text:p>451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025000" calcext:value-type="float">
            <text:p>451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050000" calcext:value-type="float">
            <text:p>451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075000" calcext:value-type="float">
            <text:p>451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100000" calcext:value-type="float">
            <text:p>451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125000" calcext:value-type="float">
            <text:p>451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150000" calcext:value-type="float">
            <text:p>451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175000" calcext:value-type="float">
            <text:p>451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200000" calcext:value-type="float">
            <text:p>451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225000" calcext:value-type="float">
            <text:p>451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250000" calcext:value-type="float">
            <text:p>451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275000" calcext:value-type="float">
            <text:p>451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300000" calcext:value-type="float">
            <text:p>451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325000" calcext:value-type="float">
            <text:p>451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350000" calcext:value-type="float">
            <text:p>451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375000" calcext:value-type="float">
            <text:p>451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400000" calcext:value-type="float">
            <text:p>451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425000" calcext:value-type="float">
            <text:p>451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450000" calcext:value-type="float">
            <text:p>451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475000" calcext:value-type="float">
            <text:p>451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500000" calcext:value-type="float">
            <text:p>451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525000" calcext:value-type="float">
            <text:p>451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550000" calcext:value-type="float">
            <text:p>451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575000" calcext:value-type="float">
            <text:p>451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600000" calcext:value-type="float">
            <text:p>451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625000" calcext:value-type="float">
            <text:p>451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650000" calcext:value-type="float">
            <text:p>451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675000" calcext:value-type="float">
            <text:p>451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700000" calcext:value-type="float">
            <text:p>451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725000" calcext:value-type="float">
            <text:p>451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750000" calcext:value-type="float">
            <text:p>451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775000" calcext:value-type="float">
            <text:p>451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800000" calcext:value-type="float">
            <text:p>451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825000" calcext:value-type="float">
            <text:p>451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850000" calcext:value-type="float">
            <text:p>451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875000" calcext:value-type="float">
            <text:p>451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900000" calcext:value-type="float">
            <text:p>451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925000" calcext:value-type="float">
            <text:p>451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950000" calcext:value-type="float">
            <text:p>451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1975000" calcext:value-type="float">
            <text:p>451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000000" calcext:value-type="float">
            <text:p>452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025000" calcext:value-type="float">
            <text:p>452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050000" calcext:value-type="float">
            <text:p>452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075000" calcext:value-type="float">
            <text:p>452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100000" calcext:value-type="float">
            <text:p>452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125000" calcext:value-type="float">
            <text:p>452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150000" calcext:value-type="float">
            <text:p>452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175000" calcext:value-type="float">
            <text:p>452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200000" calcext:value-type="float">
            <text:p>452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225000" calcext:value-type="float">
            <text:p>452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250000" calcext:value-type="float">
            <text:p>452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275000" calcext:value-type="float">
            <text:p>452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300000" calcext:value-type="float">
            <text:p>452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325000" calcext:value-type="float">
            <text:p>452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350000" calcext:value-type="float">
            <text:p>452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375000" calcext:value-type="float">
            <text:p>452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400000" calcext:value-type="float">
            <text:p>452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425000" calcext:value-type="float">
            <text:p>452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450000" calcext:value-type="float">
            <text:p>452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475000" calcext:value-type="float">
            <text:p>452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500000" calcext:value-type="float">
            <text:p>452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525000" calcext:value-type="float">
            <text:p>452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550000" calcext:value-type="float">
            <text:p>452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575000" calcext:value-type="float">
            <text:p>452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600000" calcext:value-type="float">
            <text:p>452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625000" calcext:value-type="float">
            <text:p>452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650000" calcext:value-type="float">
            <text:p>452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675000" calcext:value-type="float">
            <text:p>452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700000" calcext:value-type="float">
            <text:p>452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725000" calcext:value-type="float">
            <text:p>452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750000" calcext:value-type="float">
            <text:p>452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775000" calcext:value-type="float">
            <text:p>452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800000" calcext:value-type="float">
            <text:p>452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825000" calcext:value-type="float">
            <text:p>452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850000" calcext:value-type="float">
            <text:p>452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875000" calcext:value-type="float">
            <text:p>452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900000" calcext:value-type="float">
            <text:p>452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925000" calcext:value-type="float">
            <text:p>452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950000" calcext:value-type="float">
            <text:p>452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2975000" calcext:value-type="float">
            <text:p>452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000000" calcext:value-type="float">
            <text:p>453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025000" calcext:value-type="float">
            <text:p>453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050000" calcext:value-type="float">
            <text:p>453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075000" calcext:value-type="float">
            <text:p>453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100000" calcext:value-type="float">
            <text:p>453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125000" calcext:value-type="float">
            <text:p>453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150000" calcext:value-type="float">
            <text:p>453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175000" calcext:value-type="float">
            <text:p>453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200000" calcext:value-type="float">
            <text:p>453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225000" calcext:value-type="float">
            <text:p>453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250000" calcext:value-type="float">
            <text:p>453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275000" calcext:value-type="float">
            <text:p>453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300000" calcext:value-type="float">
            <text:p>453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325000" calcext:value-type="float">
            <text:p>453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350000" calcext:value-type="float">
            <text:p>453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375000" calcext:value-type="float">
            <text:p>453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400000" calcext:value-type="float">
            <text:p>453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425000" calcext:value-type="float">
            <text:p>453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450000" calcext:value-type="float">
            <text:p>453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475000" calcext:value-type="float">
            <text:p>453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500000" calcext:value-type="float">
            <text:p>453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525000" calcext:value-type="float">
            <text:p>453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550000" calcext:value-type="float">
            <text:p>453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575000" calcext:value-type="float">
            <text:p>453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600000" calcext:value-type="float">
            <text:p>453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625000" calcext:value-type="float">
            <text:p>453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650000" calcext:value-type="float">
            <text:p>453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675000" calcext:value-type="float">
            <text:p>453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700000" calcext:value-type="float">
            <text:p>453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725000" calcext:value-type="float">
            <text:p>453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750000" calcext:value-type="float">
            <text:p>453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775000" calcext:value-type="float">
            <text:p>453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800000" calcext:value-type="float">
            <text:p>453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825000" calcext:value-type="float">
            <text:p>453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850000" calcext:value-type="float">
            <text:p>453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875000" calcext:value-type="float">
            <text:p>453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900000" calcext:value-type="float">
            <text:p>453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925000" calcext:value-type="float">
            <text:p>453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950000" calcext:value-type="float">
            <text:p>453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3975000" calcext:value-type="float">
            <text:p>453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000000" calcext:value-type="float">
            <text:p>454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025000" calcext:value-type="float">
            <text:p>454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050000" calcext:value-type="float">
            <text:p>454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075000" calcext:value-type="float">
            <text:p>454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100000" calcext:value-type="float">
            <text:p>454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125000" calcext:value-type="float">
            <text:p>454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150000" calcext:value-type="float">
            <text:p>454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175000" calcext:value-type="float">
            <text:p>454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200000" calcext:value-type="float">
            <text:p>454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225000" calcext:value-type="float">
            <text:p>454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250000" calcext:value-type="float">
            <text:p>454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275000" calcext:value-type="float">
            <text:p>454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300000" calcext:value-type="float">
            <text:p>454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325000" calcext:value-type="float">
            <text:p>454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350000" calcext:value-type="float">
            <text:p>454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375000" calcext:value-type="float">
            <text:p>454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400000" calcext:value-type="float">
            <text:p>454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425000" calcext:value-type="float">
            <text:p>454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450000" calcext:value-type="float">
            <text:p>454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475000" calcext:value-type="float">
            <text:p>454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500000" calcext:value-type="float">
            <text:p>454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525000" calcext:value-type="float">
            <text:p>454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550000" calcext:value-type="float">
            <text:p>454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575000" calcext:value-type="float">
            <text:p>454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600000" calcext:value-type="float">
            <text:p>454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625000" calcext:value-type="float">
            <text:p>454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650000" calcext:value-type="float">
            <text:p>454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675000" calcext:value-type="float">
            <text:p>454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700000" calcext:value-type="float">
            <text:p>454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725000" calcext:value-type="float">
            <text:p>454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750000" calcext:value-type="float">
            <text:p>454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775000" calcext:value-type="float">
            <text:p>454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800000" calcext:value-type="float">
            <text:p>454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825000" calcext:value-type="float">
            <text:p>454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850000" calcext:value-type="float">
            <text:p>454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875000" calcext:value-type="float">
            <text:p>454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900000" calcext:value-type="float">
            <text:p>454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925000" calcext:value-type="float">
            <text:p>454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950000" calcext:value-type="float">
            <text:p>454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4975000" calcext:value-type="float">
            <text:p>454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000000" calcext:value-type="float">
            <text:p>455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025000" calcext:value-type="float">
            <text:p>455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050000" calcext:value-type="float">
            <text:p>455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075000" calcext:value-type="float">
            <text:p>455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100000" calcext:value-type="float">
            <text:p>455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125000" calcext:value-type="float">
            <text:p>455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150000" calcext:value-type="float">
            <text:p>455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175000" calcext:value-type="float">
            <text:p>455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200000" calcext:value-type="float">
            <text:p>455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225000" calcext:value-type="float">
            <text:p>455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250000" calcext:value-type="float">
            <text:p>455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275000" calcext:value-type="float">
            <text:p>455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300000" calcext:value-type="float">
            <text:p>455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325000" calcext:value-type="float">
            <text:p>455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350000" calcext:value-type="float">
            <text:p>455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375000" calcext:value-type="float">
            <text:p>455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400000" calcext:value-type="float">
            <text:p>455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425000" calcext:value-type="float">
            <text:p>455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450000" calcext:value-type="float">
            <text:p>455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475000" calcext:value-type="float">
            <text:p>455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500000" calcext:value-type="float">
            <text:p>455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525000" calcext:value-type="float">
            <text:p>455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550000" calcext:value-type="float">
            <text:p>455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575000" calcext:value-type="float">
            <text:p>455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600000" calcext:value-type="float">
            <text:p>455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625000" calcext:value-type="float">
            <text:p>455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650000" calcext:value-type="float">
            <text:p>455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675000" calcext:value-type="float">
            <text:p>455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700000" calcext:value-type="float">
            <text:p>455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725000" calcext:value-type="float">
            <text:p>455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750000" calcext:value-type="float">
            <text:p>455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775000" calcext:value-type="float">
            <text:p>455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800000" calcext:value-type="float">
            <text:p>455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825000" calcext:value-type="float">
            <text:p>455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850000" calcext:value-type="float">
            <text:p>455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875000" calcext:value-type="float">
            <text:p>455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900000" calcext:value-type="float">
            <text:p>455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925000" calcext:value-type="float">
            <text:p>455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950000" calcext:value-type="float">
            <text:p>455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5975000" calcext:value-type="float">
            <text:p>455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000000" calcext:value-type="float">
            <text:p>456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025000" calcext:value-type="float">
            <text:p>456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050000" calcext:value-type="float">
            <text:p>456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075000" calcext:value-type="float">
            <text:p>456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100000" calcext:value-type="float">
            <text:p>456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125000" calcext:value-type="float">
            <text:p>456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150000" calcext:value-type="float">
            <text:p>456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175000" calcext:value-type="float">
            <text:p>456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200000" calcext:value-type="float">
            <text:p>456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225000" calcext:value-type="float">
            <text:p>456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250000" calcext:value-type="float">
            <text:p>456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275000" calcext:value-type="float">
            <text:p>456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300000" calcext:value-type="float">
            <text:p>456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325000" calcext:value-type="float">
            <text:p>456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350000" calcext:value-type="float">
            <text:p>456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375000" calcext:value-type="float">
            <text:p>456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400000" calcext:value-type="float">
            <text:p>456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425000" calcext:value-type="float">
            <text:p>456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450000" calcext:value-type="float">
            <text:p>456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475000" calcext:value-type="float">
            <text:p>456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500000" calcext:value-type="float">
            <text:p>456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525000" calcext:value-type="float">
            <text:p>456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550000" calcext:value-type="float">
            <text:p>456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575000" calcext:value-type="float">
            <text:p>456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600000" calcext:value-type="float">
            <text:p>456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625000" calcext:value-type="float">
            <text:p>456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650000" calcext:value-type="float">
            <text:p>456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675000" calcext:value-type="float">
            <text:p>456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700000" calcext:value-type="float">
            <text:p>456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725000" calcext:value-type="float">
            <text:p>456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750000" calcext:value-type="float">
            <text:p>456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775000" calcext:value-type="float">
            <text:p>456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800000" calcext:value-type="float">
            <text:p>456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825000" calcext:value-type="float">
            <text:p>456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850000" calcext:value-type="float">
            <text:p>456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875000" calcext:value-type="float">
            <text:p>456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900000" calcext:value-type="float">
            <text:p>456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925000" calcext:value-type="float">
            <text:p>456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950000" calcext:value-type="float">
            <text:p>456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6975000" calcext:value-type="float">
            <text:p>456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000000" calcext:value-type="float">
            <text:p>457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025000" calcext:value-type="float">
            <text:p>457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050000" calcext:value-type="float">
            <text:p>457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075000" calcext:value-type="float">
            <text:p>457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100000" calcext:value-type="float">
            <text:p>457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125000" calcext:value-type="float">
            <text:p>457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150000" calcext:value-type="float">
            <text:p>457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175000" calcext:value-type="float">
            <text:p>457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200000" calcext:value-type="float">
            <text:p>457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225000" calcext:value-type="float">
            <text:p>457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250000" calcext:value-type="float">
            <text:p>457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275000" calcext:value-type="float">
            <text:p>457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300000" calcext:value-type="float">
            <text:p>457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325000" calcext:value-type="float">
            <text:p>457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350000" calcext:value-type="float">
            <text:p>457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375000" calcext:value-type="float">
            <text:p>457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400000" calcext:value-type="float">
            <text:p>457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425000" calcext:value-type="float">
            <text:p>457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450000" calcext:value-type="float">
            <text:p>457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475000" calcext:value-type="float">
            <text:p>457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500000" calcext:value-type="float">
            <text:p>457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525000" calcext:value-type="float">
            <text:p>457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550000" calcext:value-type="float">
            <text:p>457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575000" calcext:value-type="float">
            <text:p>457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600000" calcext:value-type="float">
            <text:p>457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625000" calcext:value-type="float">
            <text:p>457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650000" calcext:value-type="float">
            <text:p>457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675000" calcext:value-type="float">
            <text:p>457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700000" calcext:value-type="float">
            <text:p>457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725000" calcext:value-type="float">
            <text:p>457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750000" calcext:value-type="float">
            <text:p>457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775000" calcext:value-type="float">
            <text:p>457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800000" calcext:value-type="float">
            <text:p>457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825000" calcext:value-type="float">
            <text:p>457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850000" calcext:value-type="float">
            <text:p>457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875000" calcext:value-type="float">
            <text:p>457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900000" calcext:value-type="float">
            <text:p>457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925000" calcext:value-type="float">
            <text:p>457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950000" calcext:value-type="float">
            <text:p>457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7975000" calcext:value-type="float">
            <text:p>457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000000" calcext:value-type="float">
            <text:p>458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025000" calcext:value-type="float">
            <text:p>458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050000" calcext:value-type="float">
            <text:p>458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075000" calcext:value-type="float">
            <text:p>458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100000" calcext:value-type="float">
            <text:p>458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125000" calcext:value-type="float">
            <text:p>458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150000" calcext:value-type="float">
            <text:p>458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175000" calcext:value-type="float">
            <text:p>458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200000" calcext:value-type="float">
            <text:p>458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225000" calcext:value-type="float">
            <text:p>458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250000" calcext:value-type="float">
            <text:p>458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275000" calcext:value-type="float">
            <text:p>458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300000" calcext:value-type="float">
            <text:p>458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325000" calcext:value-type="float">
            <text:p>458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350000" calcext:value-type="float">
            <text:p>458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375000" calcext:value-type="float">
            <text:p>458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400000" calcext:value-type="float">
            <text:p>458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425000" calcext:value-type="float">
            <text:p>458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450000" calcext:value-type="float">
            <text:p>458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475000" calcext:value-type="float">
            <text:p>458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500000" calcext:value-type="float">
            <text:p>458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525000" calcext:value-type="float">
            <text:p>458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550000" calcext:value-type="float">
            <text:p>458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575000" calcext:value-type="float">
            <text:p>458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600000" calcext:value-type="float">
            <text:p>458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625000" calcext:value-type="float">
            <text:p>458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650000" calcext:value-type="float">
            <text:p>458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675000" calcext:value-type="float">
            <text:p>458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700000" calcext:value-type="float">
            <text:p>458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725000" calcext:value-type="float">
            <text:p>458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750000" calcext:value-type="float">
            <text:p>458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775000" calcext:value-type="float">
            <text:p>458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800000" calcext:value-type="float">
            <text:p>458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825000" calcext:value-type="float">
            <text:p>458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850000" calcext:value-type="float">
            <text:p>458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875000" calcext:value-type="float">
            <text:p>458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900000" calcext:value-type="float">
            <text:p>458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925000" calcext:value-type="float">
            <text:p>458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950000" calcext:value-type="float">
            <text:p>458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8975000" calcext:value-type="float">
            <text:p>458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000000" calcext:value-type="float">
            <text:p>459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025000" calcext:value-type="float">
            <text:p>459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050000" calcext:value-type="float">
            <text:p>459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075000" calcext:value-type="float">
            <text:p>459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100000" calcext:value-type="float">
            <text:p>459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125000" calcext:value-type="float">
            <text:p>459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150000" calcext:value-type="float">
            <text:p>459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175000" calcext:value-type="float">
            <text:p>459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200000" calcext:value-type="float">
            <text:p>459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225000" calcext:value-type="float">
            <text:p>459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250000" calcext:value-type="float">
            <text:p>459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275000" calcext:value-type="float">
            <text:p>459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300000" calcext:value-type="float">
            <text:p>459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325000" calcext:value-type="float">
            <text:p>459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350000" calcext:value-type="float">
            <text:p>459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375000" calcext:value-type="float">
            <text:p>459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400000" calcext:value-type="float">
            <text:p>459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425000" calcext:value-type="float">
            <text:p>459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450000" calcext:value-type="float">
            <text:p>459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475000" calcext:value-type="float">
            <text:p>459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500000" calcext:value-type="float">
            <text:p>459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525000" calcext:value-type="float">
            <text:p>459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550000" calcext:value-type="float">
            <text:p>459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575000" calcext:value-type="float">
            <text:p>459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600000" calcext:value-type="float">
            <text:p>459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625000" calcext:value-type="float">
            <text:p>459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650000" calcext:value-type="float">
            <text:p>459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675000" calcext:value-type="float">
            <text:p>459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700000" calcext:value-type="float">
            <text:p>459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725000" calcext:value-type="float">
            <text:p>459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750000" calcext:value-type="float">
            <text:p>459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775000" calcext:value-type="float">
            <text:p>459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800000" calcext:value-type="float">
            <text:p>459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825000" calcext:value-type="float">
            <text:p>459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850000" calcext:value-type="float">
            <text:p>459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875000" calcext:value-type="float">
            <text:p>459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900000" calcext:value-type="float">
            <text:p>459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925000" calcext:value-type="float">
            <text:p>459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950000" calcext:value-type="float">
            <text:p>459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59975000" calcext:value-type="float">
            <text:p>459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000000" calcext:value-type="float">
            <text:p>46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025000" calcext:value-type="float">
            <text:p>460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050000" calcext:value-type="float">
            <text:p>460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075000" calcext:value-type="float">
            <text:p>460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100000" calcext:value-type="float">
            <text:p>460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125000" calcext:value-type="float">
            <text:p>460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150000" calcext:value-type="float">
            <text:p>460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175000" calcext:value-type="float">
            <text:p>460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200000" calcext:value-type="float">
            <text:p>460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225000" calcext:value-type="float">
            <text:p>460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250000" calcext:value-type="float">
            <text:p>460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275000" calcext:value-type="float">
            <text:p>460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300000" calcext:value-type="float">
            <text:p>460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325000" calcext:value-type="float">
            <text:p>460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350000" calcext:value-type="float">
            <text:p>460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375000" calcext:value-type="float">
            <text:p>460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400000" calcext:value-type="float">
            <text:p>460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425000" calcext:value-type="float">
            <text:p>460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450000" calcext:value-type="float">
            <text:p>460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475000" calcext:value-type="float">
            <text:p>460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500000" calcext:value-type="float">
            <text:p>460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525000" calcext:value-type="float">
            <text:p>460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550000" calcext:value-type="float">
            <text:p>460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575000" calcext:value-type="float">
            <text:p>460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600000" calcext:value-type="float">
            <text:p>460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625000" calcext:value-type="float">
            <text:p>460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650000" calcext:value-type="float">
            <text:p>460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675000" calcext:value-type="float">
            <text:p>460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700000" calcext:value-type="float">
            <text:p>460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725000" calcext:value-type="float">
            <text:p>460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750000" calcext:value-type="float">
            <text:p>460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775000" calcext:value-type="float">
            <text:p>460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800000" calcext:value-type="float">
            <text:p>460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825000" calcext:value-type="float">
            <text:p>460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850000" calcext:value-type="float">
            <text:p>460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875000" calcext:value-type="float">
            <text:p>460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900000" calcext:value-type="float">
            <text:p>460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925000" calcext:value-type="float">
            <text:p>460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950000" calcext:value-type="float">
            <text:p>460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0975000" calcext:value-type="float">
            <text:p>460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000000" calcext:value-type="float">
            <text:p>461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025000" calcext:value-type="float">
            <text:p>461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050000" calcext:value-type="float">
            <text:p>461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075000" calcext:value-type="float">
            <text:p>461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100000" calcext:value-type="float">
            <text:p>461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125000" calcext:value-type="float">
            <text:p>461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150000" calcext:value-type="float">
            <text:p>461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175000" calcext:value-type="float">
            <text:p>461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200000" calcext:value-type="float">
            <text:p>461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225000" calcext:value-type="float">
            <text:p>461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250000" calcext:value-type="float">
            <text:p>461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275000" calcext:value-type="float">
            <text:p>461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300000" calcext:value-type="float">
            <text:p>461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325000" calcext:value-type="float">
            <text:p>461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350000" calcext:value-type="float">
            <text:p>461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375000" calcext:value-type="float">
            <text:p>461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400000" calcext:value-type="float">
            <text:p>461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425000" calcext:value-type="float">
            <text:p>461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450000" calcext:value-type="float">
            <text:p>461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475000" calcext:value-type="float">
            <text:p>461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500000" calcext:value-type="float">
            <text:p>461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525000" calcext:value-type="float">
            <text:p>461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550000" calcext:value-type="float">
            <text:p>461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575000" calcext:value-type="float">
            <text:p>461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600000" calcext:value-type="float">
            <text:p>461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625000" calcext:value-type="float">
            <text:p>461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650000" calcext:value-type="float">
            <text:p>461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675000" calcext:value-type="float">
            <text:p>461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700000" calcext:value-type="float">
            <text:p>461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725000" calcext:value-type="float">
            <text:p>461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750000" calcext:value-type="float">
            <text:p>461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775000" calcext:value-type="float">
            <text:p>461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800000" calcext:value-type="float">
            <text:p>461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825000" calcext:value-type="float">
            <text:p>461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850000" calcext:value-type="float">
            <text:p>461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875000" calcext:value-type="float">
            <text:p>461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900000" calcext:value-type="float">
            <text:p>461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925000" calcext:value-type="float">
            <text:p>461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950000" calcext:value-type="float">
            <text:p>461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1975000" calcext:value-type="float">
            <text:p>461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000000" calcext:value-type="float">
            <text:p>462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025000" calcext:value-type="float">
            <text:p>462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050000" calcext:value-type="float">
            <text:p>462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075000" calcext:value-type="float">
            <text:p>462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100000" calcext:value-type="float">
            <text:p>462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125000" calcext:value-type="float">
            <text:p>462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150000" calcext:value-type="float">
            <text:p>462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175000" calcext:value-type="float">
            <text:p>462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200000" calcext:value-type="float">
            <text:p>462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225000" calcext:value-type="float">
            <text:p>462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250000" calcext:value-type="float">
            <text:p>462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275000" calcext:value-type="float">
            <text:p>462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300000" calcext:value-type="float">
            <text:p>462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325000" calcext:value-type="float">
            <text:p>462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350000" calcext:value-type="float">
            <text:p>462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375000" calcext:value-type="float">
            <text:p>462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400000" calcext:value-type="float">
            <text:p>462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425000" calcext:value-type="float">
            <text:p>462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450000" calcext:value-type="float">
            <text:p>462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475000" calcext:value-type="float">
            <text:p>462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500000" calcext:value-type="float">
            <text:p>462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525000" calcext:value-type="float">
            <text:p>462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550000" calcext:value-type="float">
            <text:p>462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575000" calcext:value-type="float">
            <text:p>462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600000" calcext:value-type="float">
            <text:p>462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625000" calcext:value-type="float">
            <text:p>462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650000" calcext:value-type="float">
            <text:p>462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675000" calcext:value-type="float">
            <text:p>462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700000" calcext:value-type="float">
            <text:p>462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725000" calcext:value-type="float">
            <text:p>462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750000" calcext:value-type="float">
            <text:p>462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775000" calcext:value-type="float">
            <text:p>462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800000" calcext:value-type="float">
            <text:p>462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825000" calcext:value-type="float">
            <text:p>462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850000" calcext:value-type="float">
            <text:p>462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875000" calcext:value-type="float">
            <text:p>462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900000" calcext:value-type="float">
            <text:p>462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925000" calcext:value-type="float">
            <text:p>462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950000" calcext:value-type="float">
            <text:p>462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2975000" calcext:value-type="float">
            <text:p>462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000000" calcext:value-type="float">
            <text:p>463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025000" calcext:value-type="float">
            <text:p>463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050000" calcext:value-type="float">
            <text:p>463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075000" calcext:value-type="float">
            <text:p>463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100000" calcext:value-type="float">
            <text:p>463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125000" calcext:value-type="float">
            <text:p>463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150000" calcext:value-type="float">
            <text:p>463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175000" calcext:value-type="float">
            <text:p>463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200000" calcext:value-type="float">
            <text:p>463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225000" calcext:value-type="float">
            <text:p>463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250000" calcext:value-type="float">
            <text:p>463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275000" calcext:value-type="float">
            <text:p>463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300000" calcext:value-type="float">
            <text:p>463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325000" calcext:value-type="float">
            <text:p>463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350000" calcext:value-type="float">
            <text:p>463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375000" calcext:value-type="float">
            <text:p>463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400000" calcext:value-type="float">
            <text:p>463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425000" calcext:value-type="float">
            <text:p>463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450000" calcext:value-type="float">
            <text:p>463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475000" calcext:value-type="float">
            <text:p>463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500000" calcext:value-type="float">
            <text:p>463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525000" calcext:value-type="float">
            <text:p>463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550000" calcext:value-type="float">
            <text:p>463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575000" calcext:value-type="float">
            <text:p>463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600000" calcext:value-type="float">
            <text:p>463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625000" calcext:value-type="float">
            <text:p>463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650000" calcext:value-type="float">
            <text:p>463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675000" calcext:value-type="float">
            <text:p>463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700000" calcext:value-type="float">
            <text:p>463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725000" calcext:value-type="float">
            <text:p>463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750000" calcext:value-type="float">
            <text:p>463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775000" calcext:value-type="float">
            <text:p>463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800000" calcext:value-type="float">
            <text:p>463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825000" calcext:value-type="float">
            <text:p>463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850000" calcext:value-type="float">
            <text:p>463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875000" calcext:value-type="float">
            <text:p>463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900000" calcext:value-type="float">
            <text:p>463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925000" calcext:value-type="float">
            <text:p>463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950000" calcext:value-type="float">
            <text:p>463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3975000" calcext:value-type="float">
            <text:p>463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000000" calcext:value-type="float">
            <text:p>464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025000" calcext:value-type="float">
            <text:p>464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050000" calcext:value-type="float">
            <text:p>464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075000" calcext:value-type="float">
            <text:p>464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100000" calcext:value-type="float">
            <text:p>464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125000" calcext:value-type="float">
            <text:p>464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150000" calcext:value-type="float">
            <text:p>464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175000" calcext:value-type="float">
            <text:p>464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200000" calcext:value-type="float">
            <text:p>464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225000" calcext:value-type="float">
            <text:p>464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250000" calcext:value-type="float">
            <text:p>464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275000" calcext:value-type="float">
            <text:p>464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300000" calcext:value-type="float">
            <text:p>464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325000" calcext:value-type="float">
            <text:p>464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350000" calcext:value-type="float">
            <text:p>464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375000" calcext:value-type="float">
            <text:p>464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400000" calcext:value-type="float">
            <text:p>464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425000" calcext:value-type="float">
            <text:p>464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450000" calcext:value-type="float">
            <text:p>464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475000" calcext:value-type="float">
            <text:p>464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500000" calcext:value-type="float">
            <text:p>464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525000" calcext:value-type="float">
            <text:p>464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550000" calcext:value-type="float">
            <text:p>464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575000" calcext:value-type="float">
            <text:p>464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600000" calcext:value-type="float">
            <text:p>464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625000" calcext:value-type="float">
            <text:p>464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650000" calcext:value-type="float">
            <text:p>464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675000" calcext:value-type="float">
            <text:p>464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700000" calcext:value-type="float">
            <text:p>464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725000" calcext:value-type="float">
            <text:p>464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750000" calcext:value-type="float">
            <text:p>464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775000" calcext:value-type="float">
            <text:p>464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800000" calcext:value-type="float">
            <text:p>464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825000" calcext:value-type="float">
            <text:p>464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850000" calcext:value-type="float">
            <text:p>464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875000" calcext:value-type="float">
            <text:p>464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900000" calcext:value-type="float">
            <text:p>464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925000" calcext:value-type="float">
            <text:p>464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950000" calcext:value-type="float">
            <text:p>464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4975000" calcext:value-type="float">
            <text:p>464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000000" calcext:value-type="float">
            <text:p>465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025000" calcext:value-type="float">
            <text:p>465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050000" calcext:value-type="float">
            <text:p>465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075000" calcext:value-type="float">
            <text:p>465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100000" calcext:value-type="float">
            <text:p>465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125000" calcext:value-type="float">
            <text:p>465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150000" calcext:value-type="float">
            <text:p>465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175000" calcext:value-type="float">
            <text:p>465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200000" calcext:value-type="float">
            <text:p>465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225000" calcext:value-type="float">
            <text:p>465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250000" calcext:value-type="float">
            <text:p>465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275000" calcext:value-type="float">
            <text:p>465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300000" calcext:value-type="float">
            <text:p>465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325000" calcext:value-type="float">
            <text:p>465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350000" calcext:value-type="float">
            <text:p>465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375000" calcext:value-type="float">
            <text:p>465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400000" calcext:value-type="float">
            <text:p>465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425000" calcext:value-type="float">
            <text:p>465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450000" calcext:value-type="float">
            <text:p>465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475000" calcext:value-type="float">
            <text:p>465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500000" calcext:value-type="float">
            <text:p>465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525000" calcext:value-type="float">
            <text:p>465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550000" calcext:value-type="float">
            <text:p>465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575000" calcext:value-type="float">
            <text:p>465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600000" calcext:value-type="float">
            <text:p>465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625000" calcext:value-type="float">
            <text:p>465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650000" calcext:value-type="float">
            <text:p>465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675000" calcext:value-type="float">
            <text:p>465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700000" calcext:value-type="float">
            <text:p>465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725000" calcext:value-type="float">
            <text:p>465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750000" calcext:value-type="float">
            <text:p>465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775000" calcext:value-type="float">
            <text:p>465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800000" calcext:value-type="float">
            <text:p>465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825000" calcext:value-type="float">
            <text:p>465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850000" calcext:value-type="float">
            <text:p>465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875000" calcext:value-type="float">
            <text:p>465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900000" calcext:value-type="float">
            <text:p>465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925000" calcext:value-type="float">
            <text:p>465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950000" calcext:value-type="float">
            <text:p>465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5975000" calcext:value-type="float">
            <text:p>465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000000" calcext:value-type="float">
            <text:p>466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025000" calcext:value-type="float">
            <text:p>466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050000" calcext:value-type="float">
            <text:p>466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075000" calcext:value-type="float">
            <text:p>466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100000" calcext:value-type="float">
            <text:p>466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125000" calcext:value-type="float">
            <text:p>466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150000" calcext:value-type="float">
            <text:p>466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175000" calcext:value-type="float">
            <text:p>466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200000" calcext:value-type="float">
            <text:p>466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225000" calcext:value-type="float">
            <text:p>466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250000" calcext:value-type="float">
            <text:p>466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275000" calcext:value-type="float">
            <text:p>466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300000" calcext:value-type="float">
            <text:p>466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325000" calcext:value-type="float">
            <text:p>466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350000" calcext:value-type="float">
            <text:p>466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375000" calcext:value-type="float">
            <text:p>466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400000" calcext:value-type="float">
            <text:p>466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425000" calcext:value-type="float">
            <text:p>466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450000" calcext:value-type="float">
            <text:p>466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475000" calcext:value-type="float">
            <text:p>466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500000" calcext:value-type="float">
            <text:p>466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525000" calcext:value-type="float">
            <text:p>466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550000" calcext:value-type="float">
            <text:p>466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575000" calcext:value-type="float">
            <text:p>466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600000" calcext:value-type="float">
            <text:p>466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625000" calcext:value-type="float">
            <text:p>466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650000" calcext:value-type="float">
            <text:p>466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675000" calcext:value-type="float">
            <text:p>466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700000" calcext:value-type="float">
            <text:p>466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725000" calcext:value-type="float">
            <text:p>466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750000" calcext:value-type="float">
            <text:p>466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775000" calcext:value-type="float">
            <text:p>466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800000" calcext:value-type="float">
            <text:p>466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825000" calcext:value-type="float">
            <text:p>466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850000" calcext:value-type="float">
            <text:p>466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875000" calcext:value-type="float">
            <text:p>466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900000" calcext:value-type="float">
            <text:p>466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925000" calcext:value-type="float">
            <text:p>466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950000" calcext:value-type="float">
            <text:p>466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6975000" calcext:value-type="float">
            <text:p>466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000000" calcext:value-type="float">
            <text:p>467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025000" calcext:value-type="float">
            <text:p>467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050000" calcext:value-type="float">
            <text:p>467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075000" calcext:value-type="float">
            <text:p>467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100000" calcext:value-type="float">
            <text:p>467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125000" calcext:value-type="float">
            <text:p>467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150000" calcext:value-type="float">
            <text:p>467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175000" calcext:value-type="float">
            <text:p>467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200000" calcext:value-type="float">
            <text:p>467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225000" calcext:value-type="float">
            <text:p>467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250000" calcext:value-type="float">
            <text:p>467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275000" calcext:value-type="float">
            <text:p>467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300000" calcext:value-type="float">
            <text:p>467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325000" calcext:value-type="float">
            <text:p>467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350000" calcext:value-type="float">
            <text:p>467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375000" calcext:value-type="float">
            <text:p>467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400000" calcext:value-type="float">
            <text:p>467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425000" calcext:value-type="float">
            <text:p>467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450000" calcext:value-type="float">
            <text:p>467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475000" calcext:value-type="float">
            <text:p>467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500000" calcext:value-type="float">
            <text:p>467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525000" calcext:value-type="float">
            <text:p>467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550000" calcext:value-type="float">
            <text:p>467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575000" calcext:value-type="float">
            <text:p>467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600000" calcext:value-type="float">
            <text:p>467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625000" calcext:value-type="float">
            <text:p>467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650000" calcext:value-type="float">
            <text:p>467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675000" calcext:value-type="float">
            <text:p>467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700000" calcext:value-type="float">
            <text:p>467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725000" calcext:value-type="float">
            <text:p>467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750000" calcext:value-type="float">
            <text:p>467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775000" calcext:value-type="float">
            <text:p>467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800000" calcext:value-type="float">
            <text:p>467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825000" calcext:value-type="float">
            <text:p>467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850000" calcext:value-type="float">
            <text:p>467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875000" calcext:value-type="float">
            <text:p>467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900000" calcext:value-type="float">
            <text:p>467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925000" calcext:value-type="float">
            <text:p>467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950000" calcext:value-type="float">
            <text:p>467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7975000" calcext:value-type="float">
            <text:p>467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000000" calcext:value-type="float">
            <text:p>468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025000" calcext:value-type="float">
            <text:p>468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050000" calcext:value-type="float">
            <text:p>468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075000" calcext:value-type="float">
            <text:p>468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100000" calcext:value-type="float">
            <text:p>468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125000" calcext:value-type="float">
            <text:p>468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150000" calcext:value-type="float">
            <text:p>468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175000" calcext:value-type="float">
            <text:p>468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200000" calcext:value-type="float">
            <text:p>468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225000" calcext:value-type="float">
            <text:p>468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250000" calcext:value-type="float">
            <text:p>468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275000" calcext:value-type="float">
            <text:p>468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300000" calcext:value-type="float">
            <text:p>468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325000" calcext:value-type="float">
            <text:p>468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350000" calcext:value-type="float">
            <text:p>468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375000" calcext:value-type="float">
            <text:p>468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400000" calcext:value-type="float">
            <text:p>468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425000" calcext:value-type="float">
            <text:p>468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450000" calcext:value-type="float">
            <text:p>468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475000" calcext:value-type="float">
            <text:p>468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500000" calcext:value-type="float">
            <text:p>468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525000" calcext:value-type="float">
            <text:p>468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550000" calcext:value-type="float">
            <text:p>468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575000" calcext:value-type="float">
            <text:p>468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600000" calcext:value-type="float">
            <text:p>468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625000" calcext:value-type="float">
            <text:p>468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650000" calcext:value-type="float">
            <text:p>468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675000" calcext:value-type="float">
            <text:p>468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700000" calcext:value-type="float">
            <text:p>468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725000" calcext:value-type="float">
            <text:p>468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750000" calcext:value-type="float">
            <text:p>468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775000" calcext:value-type="float">
            <text:p>468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800000" calcext:value-type="float">
            <text:p>468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825000" calcext:value-type="float">
            <text:p>468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850000" calcext:value-type="float">
            <text:p>468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875000" calcext:value-type="float">
            <text:p>468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900000" calcext:value-type="float">
            <text:p>468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925000" calcext:value-type="float">
            <text:p>468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950000" calcext:value-type="float">
            <text:p>468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8975000" calcext:value-type="float">
            <text:p>468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000000" calcext:value-type="float">
            <text:p>469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025000" calcext:value-type="float">
            <text:p>469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050000" calcext:value-type="float">
            <text:p>469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075000" calcext:value-type="float">
            <text:p>469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100000" calcext:value-type="float">
            <text:p>469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125000" calcext:value-type="float">
            <text:p>469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150000" calcext:value-type="float">
            <text:p>469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175000" calcext:value-type="float">
            <text:p>469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200000" calcext:value-type="float">
            <text:p>469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225000" calcext:value-type="float">
            <text:p>469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250000" calcext:value-type="float">
            <text:p>469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275000" calcext:value-type="float">
            <text:p>469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300000" calcext:value-type="float">
            <text:p>469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325000" calcext:value-type="float">
            <text:p>469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350000" calcext:value-type="float">
            <text:p>469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375000" calcext:value-type="float">
            <text:p>469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400000" calcext:value-type="float">
            <text:p>469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425000" calcext:value-type="float">
            <text:p>469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450000" calcext:value-type="float">
            <text:p>469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475000" calcext:value-type="float">
            <text:p>469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500000" calcext:value-type="float">
            <text:p>469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525000" calcext:value-type="float">
            <text:p>469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550000" calcext:value-type="float">
            <text:p>469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575000" calcext:value-type="float">
            <text:p>469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600000" calcext:value-type="float">
            <text:p>469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625000" calcext:value-type="float">
            <text:p>469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650000" calcext:value-type="float">
            <text:p>469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675000" calcext:value-type="float">
            <text:p>469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700000" calcext:value-type="float">
            <text:p>469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725000" calcext:value-type="float">
            <text:p>469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750000" calcext:value-type="float">
            <text:p>469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775000" calcext:value-type="float">
            <text:p>469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800000" calcext:value-type="float">
            <text:p>469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825000" calcext:value-type="float">
            <text:p>469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850000" calcext:value-type="float">
            <text:p>469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875000" calcext:value-type="float">
            <text:p>469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900000" calcext:value-type="float">
            <text:p>469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925000" calcext:value-type="float">
            <text:p>469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950000" calcext:value-type="float">
            <text:p>469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69975000" calcext:value-type="float">
            <text:p>469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UHF_Radio</text:p>
          </table:table-cell>
          <table:table-cell table:style-name="ce2" office:value-type="string" calcext:value-type="string">
            <text:p><text:s/>V <text:s text:c="23"/>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70000000" calcext:value-type="float">
            <text:p>47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8000000" calcext:value-type="float">
            <text:p>148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8025000" calcext:value-type="float">
            <text:p>148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8075000" calcext:value-type="float">
            <text:p>148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8100000" calcext:value-type="float">
            <text:p>148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8125000" calcext:value-type="float">
            <text:p>148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8150000" calcext:value-type="float">
            <text:p>148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8225000" calcext:value-type="float">
            <text:p>148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8500000" calcext:value-type="float">
            <text:p>148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49475000" calcext:value-type="float">
            <text:p>149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0000000" calcext:value-type="float">
            <text:p>15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0150000" calcext:value-type="float">
            <text:p>150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0815000" calcext:value-type="float">
            <text:p>15081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1275000" calcext:value-type="float">
            <text:p>151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1325000" calcext:value-type="float">
            <text:p>151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3425000" calcext:value-type="float">
            <text:p>153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3875000" calcext:value-type="float">
            <text:p>153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4500000" calcext:value-type="float">
            <text:p>154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HF_Radio</text:p>
          </table:table-cell>
          <table:table-cell table:style-name="ce2" office:value-type="string" calcext:value-type="string">
            <text:p><text:s/>D <text:s text:c="23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4800000" calcext:value-type="float">
            <text:p>154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 VOR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000000" calcext:value-type="float">
            <text:p>10800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2 VOR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050000" calcext:value-type="float">
            <text:p>10805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3 ILS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100000" calcext:value-type="float">
            <text:p>108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4 ILS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150000" calcext:value-type="float">
            <text:p>108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5 VOR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200000" calcext:value-type="float">
            <text:p>108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6 VOR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250000" calcext:value-type="float">
            <text:p>108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7 ILS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300000" calcext:value-type="float">
            <text:p>108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8 ILS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350000" calcext:value-type="float">
            <text:p>108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400000" calcext:value-type="float">
            <text:p>108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450000" calcext:value-type="float">
            <text:p>108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500000" calcext:value-type="float">
            <text:p>108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550000" calcext:value-type="float">
            <text:p>108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600000" calcext:value-type="float">
            <text:p>108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650000" calcext:value-type="float">
            <text:p>108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700000" calcext:value-type="float">
            <text:p>108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750000" calcext:value-type="float">
            <text:p>108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800000" calcext:value-type="float">
            <text:p>108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850000" calcext:value-type="float">
            <text:p>108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900000" calcext:value-type="float">
            <text:p>108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950000" calcext:value-type="float">
            <text:p>108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000000" calcext:value-type="float">
            <text:p>109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050000" calcext:value-type="float">
            <text:p>109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100000" calcext:value-type="float">
            <text:p>109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150000" calcext:value-type="float">
            <text:p>109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200000" calcext:value-type="float">
            <text:p>109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250000" calcext:value-type="float">
            <text:p>109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300000" calcext:value-type="float">
            <text:p>109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350000" calcext:value-type="float">
            <text:p>109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400000" calcext:value-type="float">
            <text:p>109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450000" calcext:value-type="float">
            <text:p>109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500000" calcext:value-type="float">
            <text:p>109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550000" calcext:value-type="float">
            <text:p>109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600000" calcext:value-type="float">
            <text:p>109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650000" calcext:value-type="float">
            <text:p>109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700000" calcext:value-type="float">
            <text:p>109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750000" calcext:value-type="float">
            <text:p>109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800000" calcext:value-type="float">
            <text:p>109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850000" calcext:value-type="float">
            <text:p>109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900000" calcext:value-type="float">
            <text:p>109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950000" calcext:value-type="float">
            <text:p>109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000000" calcext:value-type="float">
            <text:p>11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050000" calcext:value-type="float">
            <text:p>110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100000" calcext:value-type="float">
            <text:p>110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150000" calcext:value-type="float">
            <text:p>110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200000" calcext:value-type="float">
            <text:p>110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250000" calcext:value-type="float">
            <text:p>110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300000" calcext:value-type="float">
            <text:p>110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350000" calcext:value-type="float">
            <text:p>110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400000" calcext:value-type="float">
            <text:p>110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450000" calcext:value-type="float">
            <text:p>110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500000" calcext:value-type="float">
            <text:p>110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550000" calcext:value-type="float">
            <text:p>110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600000" calcext:value-type="float">
            <text:p>110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650000" calcext:value-type="float">
            <text:p>110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700000" calcext:value-type="float">
            <text:p>110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750000" calcext:value-type="float">
            <text:p>110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800000" calcext:value-type="float">
            <text:p>110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850000" calcext:value-type="float">
            <text:p>110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900000" calcext:value-type="float">
            <text:p>110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950000" calcext:value-type="float">
            <text:p>110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000000" calcext:value-type="float">
            <text:p>111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050000" calcext:value-type="float">
            <text:p>111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100000" calcext:value-type="float">
            <text:p>111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150000" calcext:value-type="float">
            <text:p>111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200000" calcext:value-type="float">
            <text:p>111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250000" calcext:value-type="float">
            <text:p>111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300000" calcext:value-type="float">
            <text:p>111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350000" calcext:value-type="float">
            <text:p>111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400000" calcext:value-type="float">
            <text:p>111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450000" calcext:value-type="float">
            <text:p>111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500000" calcext:value-type="float">
            <text:p>111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550000" calcext:value-type="float">
            <text:p>111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600000" calcext:value-type="float">
            <text:p>111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650000" calcext:value-type="float">
            <text:p>111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700000" calcext:value-type="float">
            <text:p>111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750000" calcext:value-type="float">
            <text:p>111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77 VOR <text:s text:c="18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800000" calcext:value-type="float">
            <text:p>111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78 VOR <text:s text:c="18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850000" calcext:value-type="float">
            <text:p>111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79 ILS <text:s text:c="18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900000" calcext:value-type="float">
            <text:p>111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80 ILS <text:s text:c="18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950000" calcext:value-type="float">
            <text:p>111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000000" calcext:value-type="float">
            <text:p>112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050000" calcext:value-type="float">
            <text:p>112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100000" calcext:value-type="float">
            <text:p>112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150000" calcext:value-type="float">
            <text:p>112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200000" calcext:value-type="float">
            <text:p>112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250000" calcext:value-type="float">
            <text:p>112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87 SHJ VOR <text:s text:c="14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300000" calcext:value-type="float">
            <text:p>112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350000" calcext:value-type="float">
            <text:p>112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400000" calcext:value-type="float">
            <text:p>112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450000" calcext:value-type="float">
            <text:p>112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500000" calcext:value-type="float">
            <text:p>112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550000" calcext:value-type="float">
            <text:p>112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93 AAN VOR <text:s text:c="14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600000" calcext:value-type="float">
            <text:p>112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650000" calcext:value-type="float">
            <text:p>112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700000" calcext:value-type="float">
            <text:p>112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750000" calcext:value-type="float">
            <text:p>112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800000" calcext:value-type="float">
            <text:p>112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850000" calcext:value-type="float">
            <text:p>112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900000" calcext:value-type="float">
            <text:p>112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950000" calcext:value-type="float">
            <text:p>112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000000" calcext:value-type="float">
            <text:p>113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050000" calcext:value-type="float">
            <text:p>113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100000" calcext:value-type="float">
            <text:p>113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150000" calcext:value-type="float">
            <text:p>113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200000" calcext:value-type="float">
            <text:p>113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250000" calcext:value-type="float">
            <text:p>113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300000" calcext:value-type="float">
            <text:p>113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350000" calcext:value-type="float">
            <text:p>113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400000" calcext:value-type="float">
            <text:p>113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450000" calcext:value-type="float">
            <text:p>113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500000" calcext:value-type="float">
            <text:p>113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550000" calcext:value-type="float">
            <text:p>113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600000" calcext:value-type="float">
            <text:p>113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650000" calcext:value-type="float">
            <text:p>113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700000" calcext:value-type="float">
            <text:p>113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16 Sirri Island VOR-DME 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750000" calcext:value-type="float">
            <text:p>113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800000" calcext:value-type="float">
            <text:p>113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850000" calcext:value-type="float">
            <text:p>113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900000" calcext:value-type="float">
            <text:p>113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950000" calcext:value-type="float">
            <text:p>113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21 Bateen VOR-DME <text:s text:c="6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000000" calcext:value-type="float">
            <text:p>114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050000" calcext:value-type="float">
            <text:p>114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100000" calcext:value-type="float">
            <text:p>114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150000" calcext:value-type="float">
            <text:p>114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200000" calcext:value-type="float">
            <text:p>114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250000" calcext:value-type="float">
            <text:p>114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300000" calcext:value-type="float">
            <text:p>114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350000" calcext:value-type="float">
            <text:p>114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400000" calcext:value-type="float">
            <text:p>114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450000" calcext:value-type="float">
            <text:p>114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500000" calcext:value-type="float">
            <text:p>114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550000" calcext:value-type="float">
            <text:p>114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600000" calcext:value-type="float">
            <text:p>114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650000" calcext:value-type="float">
            <text:p>114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35 FJR ATIS <text:s text:c="12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700000" calcext:value-type="float">
            <text:p>114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750000" calcext:value-type="float">
            <text:p>114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800000" calcext:value-type="float">
            <text:p>114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850000" calcext:value-type="float">
            <text:p>114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39 Al Dhafra VORTAC <text:s text:c="4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900000" calcext:value-type="float">
            <text:p>114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950000" calcext:value-type="float">
            <text:p>114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000000" calcext:value-type="float">
            <text:p>115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050000" calcext:value-type="float">
            <text:p>115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100000" calcext:value-type="float">
            <text:p>115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150000" calcext:value-type="float">
            <text:p>115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200000" calcext:value-type="float">
            <text:p>115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250000" calcext:value-type="float">
            <text:p>115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300000" calcext:value-type="float">
            <text:p>115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350000" calcext:value-type="float">
            <text:p>115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400000" calcext:value-type="float">
            <text:p>115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450000" calcext:value-type="float">
            <text:p>115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500000" calcext:value-type="float">
            <text:p>115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550000" calcext:value-type="float">
            <text:p>115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600000" calcext:value-type="float">
            <text:p>115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650000" calcext:value-type="float">
            <text:p>115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55 DXB VOR <text:s text:c="13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700000" calcext:value-type="float">
            <text:p>115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750000" calcext:value-type="float">
            <text:p>115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800000" calcext:value-type="float">
            <text:p>115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850000" calcext:value-type="float">
            <text:p>115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900000" calcext:value-type="float">
            <text:p>115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950000" calcext:value-type="float">
            <text:p>115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000000" calcext:value-type="float">
            <text:p>116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050000" calcext:value-type="float">
            <text:p>116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100000" calcext:value-type="float">
            <text:p>116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150000" calcext:value-type="float">
            <text:p>116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200000" calcext:value-type="float">
            <text:p>116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250000" calcext:value-type="float">
            <text:p>116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300000" calcext:value-type="float">
            <text:p>116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350000" calcext:value-type="float">
            <text:p>116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400000" calcext:value-type="float">
            <text:p>116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450000" calcext:value-type="float">
            <text:p>116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500000" calcext:value-type="float">
            <text:p>116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550000" calcext:value-type="float">
            <text:p>116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600000" calcext:value-type="float">
            <text:p>116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650000" calcext:value-type="float">
            <text:p>116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700000" calcext:value-type="float">
            <text:p>116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750000" calcext:value-type="float">
            <text:p>116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800000" calcext:value-type="float">
            <text:p>116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850000" calcext:value-type="float">
            <text:p>116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900000" calcext:value-type="float">
            <text:p>116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950000" calcext:value-type="float">
            <text:p>116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000000" calcext:value-type="float">
            <text:p>117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050000" calcext:value-type="float">
            <text:p>117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100000" calcext:value-type="float">
            <text:p>117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150000" calcext:value-type="float">
            <text:p>117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200000" calcext:value-type="float">
            <text:p>117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250000" calcext:value-type="float">
            <text:p>117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300000" calcext:value-type="float">
            <text:p>117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350000" calcext:value-type="float">
            <text:p>117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400000" calcext:value-type="float">
            <text:p>117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450000" calcext:value-type="float">
            <text:p>117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500000" calcext:value-type="float">
            <text:p>117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550000" calcext:value-type="float">
            <text:p>117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600000" calcext:value-type="float">
            <text:p>117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650000" calcext:value-type="float">
            <text:p>117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700000" calcext:value-type="float">
            <text:p>117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750000" calcext:value-type="float">
            <text:p>117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800000" calcext:value-type="float">
            <text:p>117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850000" calcext:value-type="float">
            <text:p>117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900000" calcext:value-type="float">
            <text:p>117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950000" calcext:value-type="float">
            <text:p>117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1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12000000" calcext:value-type="float">
            <text:p>241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2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17000000" calcext:value-type="float">
            <text:p>241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3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22000000" calcext:value-type="float">
            <text:p>242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4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27000000" calcext:value-type="float">
            <text:p>242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5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32000000" calcext:value-type="float">
            <text:p>243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6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37000000" calcext:value-type="float">
            <text:p>243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7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42000000" calcext:value-type="float">
            <text:p>244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8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47000000" calcext:value-type="float">
            <text:p>244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9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52000000" calcext:value-type="float">
            <text:p>245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10 <text:s text:c="20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57000000" calcext:value-type="float">
            <text:p>245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11 <text:s text:c="20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62000000" calcext:value-type="float">
            <text:p>246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12 <text:s text:c="20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67000000" calcext:value-type="float">
            <text:p>246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13 <text:s text:c="20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72000000" calcext:value-type="float">
            <text:p>247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14 <text:s text:c="20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84000000" calcext:value-type="float">
            <text:p>248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10451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bookmarks.A1:bookmarks.E3401" table:display-filter-buttons="true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31T22:32:18.858568772</dc:date>
    <meta:editing-duration>PT2H6M2S</meta:editing-duration>
    <meta:editing-cycles>6</meta:editing-cycles>
    <meta:generator>LibreOffice/24.2.7.2$Linux_X86_64 LibreOffice_project/420$Build-2</meta:generator>
    <meta:document-statistic meta:table-count="1" meta:cell-count="17000" meta:object-count="0"/>
  </office:meta>
</office:document-meta>
</file>